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office:automatic-styles>
  <office:body>
    <office:text>
      <text:p text:style-name="Title">Terran Society: A New Social Contract</text:p>
      <text:p text:style-name="Author">Angelo Patrick Arteman</text:p>
      <text:p text:style-name="Date">2025-12-28</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erran-society-a-new-social-contract"/>Terran Society: A New Social Contract<text:bookmark-end text:name="terran-society-a-new-social-contract"/></text:h>
      <text:p text:style-name="Pagebreak"/>
      <text:p text:style-name="Pagebreak"/>
      <text:h text:style-name="Heading_20_1" text:outline-level="1"><text:bookmark-start text:name="terran-society-a-new-social-contract-1"/>Terran Society: A New Social Contract<text:bookmark-end text:name="terran-society-a-new-social-contract-1"/></text:h>
      <text:p text:style-name="First_20_paragraph">Angelo Patrick Arteman, Primary Author</text:p>
      <text:p text:style-name="Text_20_body">Version 0.1</text:p>
      <text:p text:style-name="Text_20_body">2025-12-28</text:p>
      <text:p text:style-name="Text_20_body">© 2025 Terran Society</text:p>
      <text:p text:style-name="Pagebreak"/>
      <text:h text:style-name="Heading_20_2" text:outline-level="2"><text:bookmark-start text:name="dedication"/>Dedication<text:bookmark-end text:name="dedication"/></text:h>
      <text:p text:style-name="First_20_paragraph">Nothing in the world is softer and weaker than water; But, for attacking the hard and strong, there is nothing like it! For nothing can takes its place. That the weak overcomes the strong, and the soft overcomes the hard, That is something known by all, but practiced by none. Therefore, the Sage says: To receive the dirt of a country is to be the lord of its soil shrines. To bear the calamities of a country is to be the prince of the world. Indeed, Truth sounds like its opposite!</text:p>
      <text:p text:style-name="Text_20_body">Tao Teh Ching #78</text:p>
      <text:p text:style-name="Text_20_body">Translated by John C. H. Wu</text:p>
      <text:p text:style-name="Pagebreak"/>
      <text:p text:style-name="Pagebreak"/>
      <text:p text:style-name="Pagebreak"/>
      <text:h text:style-name="Heading_20_1" text:outline-level="1"><text:bookmark-start text:name="terran-society-a-new-social-contract-2"/>Terran Society: A New Social Contract<text:bookmark-end text:name="terran-society-a-new-social-contract-2"/></text:h>
      <text:h text:style-name="Heading_20_2" text:outline-level="2"><text:bookmark-start text:name="introduction"/>Introduction<text:bookmark-end text:name="introduction"/></text:h>
      <text:p text:style-name="First_20_paragraph">Terran Society represents a comprehensive framework for human governance designed to protect individual rights, ensure accountability, and create sustainable prosperity. Unlike traditional systems of governance that concentrate power, Terran Society distributes authority across multiple tiers and branches with built-in checks and balances.</text:p>
      <text:p text:style-name="Text_20_body">The foundation of this system rests on two pillars: the Rights of the People and the Basic Principles. These establish the core values that guide every aspect of Terran Society’s operations. From these foundations emerges an organizational structure spanning three tiers—District, Region, and World—each with specific responsibilities and limitations.</text:p>
      <text:h text:style-name="Heading_20_3" text:outline-level="3"><text:bookmark-start text:name="core-objectives"/>Core Objectives<text:bookmark-end text:name="core-objectives"/></text:h>
      <text:p text:style-name="First_20_paragraph">Terran Society exists to:</text:p>
      <text:list text:style-name="L1">
        <text:list-item>
          <text:p text:style-name="P1"><text:span text:style-name="T1">Protect the Rights of the People</text:span> – Every member’s fundamental rights are guaranteed and actively defended</text:p>
        </text:list-item>
        <text:list-item>
          <text:p text:style-name="P1"><text:span text:style-name="T1">Meet Basic Needs</text:span> – Ensure all members have access to clean food, water, air, shelter, safety, privacy, information, travel, and healthcare</text:p>
        </text:list-item>
        <text:list-item>
          <text:p text:style-name="P1"><text:span text:style-name="T1">Provide Just Governance</text:span> – Create transparent, accountable systems for collective decision-making</text:p>
        </text:list-item>
        <text:list-item>
          <text:p text:style-name="P1"><text:span text:style-name="T1">Enable Peaceful Resolution</text:span> – Establish fair processes for resolving disputes without violence</text:p>
        </text:list-item>
        <text:list-item>
          <text:p text:style-name="P1"><text:span text:style-name="T1">Ensure Common Defense</text:span> – Protect the society and its members from external threats</text:p>
        </text:list-item>
        <text:list-item>
          <text:p text:style-name="P1"><text:span text:style-name="T1">Foster Sustainability</text:span> – Build systems that can endure for generations while respecting the natural world</text:p>
        </text:list-item>
      </text:list>
      <text:h text:style-name="Heading_20_3" text:outline-level="3"><text:bookmark-start text:name="why-a-new-system"/>Why a New System?<text:bookmark-end text:name="why-a-new-system"/></text:h>
      <text:p text:style-name="First_20_paragraph">Current governance systems worldwide share common flaws: concentrated power, lack of transparency, erosion of individual rights, and structures that serve special interests rather than the people. Terran Society addresses these systemic problems through:</text:p>
      <text:list text:style-name="L2">
        <text:list-item>
          <text:p text:style-name="P2"><text:span text:style-name="T1">Decentralization</text:span> – Power is distributed across regions and branches, preventing dangerous concentrations</text:p>
        </text:list-item>
        <text:list-item>
          <text:p text:style-name="P2"><text:span text:style-name="T1">Transparency</text:span> – The Fair Witness branch ensures all Society operations are recorded and public</text:p>
        </text:list-item>
        <text:list-item>
          <text:p text:style-name="P2"><text:span text:style-name="T1">Direct Accountability</text:span> – Most major positions are directly elected by the people they serve</text:p>
        </text:list-item>
        <text:list-item>
          <text:p text:style-name="P2"><text:span text:style-name="T1">Rights-First Approach</text:span> – The Rights of the People cannot be legislated away</text:p>
        </text:list-item>
        <text:list-item>
          <text:p text:style-name="P2"><text:span text:style-name="T1">Practical Scale</text:span> – Regions are sized for responsive governance (maximum 20-25 million people)</text:p>
        </text:list-item>
      </text:list>
      <text:h text:style-name="Heading_20_3" text:outline-level="3"><text:bookmark-start text:name="how-to-use-this-book"/>How to Use This Book<text:bookmark-end text:name="how-to-use-this-book"/></text:h>
      <text:p text:style-name="First_20_paragraph">This book provides a comprehensive guide to Terran Society’s structure and operations. It is organized to build understanding progressively:</text:p>
      <text:list text:style-name="L3">
        <text:list-item>
          <text:p text:style-name="P3"><text:span text:style-name="T1">Basic Principles</text:span> – The fundamental values guiding all operations</text:p>
        </text:list-item>
        <text:list-item>
          <text:p text:style-name="P3"><text:span text:style-name="T1">Rights of the People</text:span> – The complete enumeration of protected rights</text:p>
        </text:list-item>
        <text:list-item>
          <text:p text:style-name="P3"><text:span text:style-name="T1">Organizational Structure</text:span> – Detailed explanation of each tier and branch</text:p>
        </text:list-item>
        <text:list-item>
          <text:p text:style-name="P3"><text:span text:style-name="T1">Roles and Responsibilities</text:span> – Clear definitions of every position and duty</text:p>
        </text:list-item>
        <text:list-item>
          <text:p text:style-name="P3"><text:span text:style-name="T1">Processes and Procedures</text:span> – How elections, legislation, courts, and other systems operate</text:p>
        </text:list-item>
      </text:list>
      <text:p text:style-name="First_20_paragraph">Throughout this book, terms appearing in the Glossary are capitalized when referring to specific offices or institutions (e.g., “Administrator” for the office, “administrator” for the general concept).</text:p>
      <text:p text:style-name="Pagebreak"/>
      <text:h text:style-name="Heading_20_2" text:outline-level="2"><text:bookmark-start text:name="basic-principles-of-terran-society"/>Basic Principles of Terran Society<text:bookmark-end text:name="basic-principles-of-terran-society"/></text:h>
      <text:p text:style-name="First_20_paragraph">These eight principles guide all operations and decisions within Terran Society. They serve as a philosophical foundation ensuring that systems remain focused on member welfare, transparency, and sustainability.</text:p>
      <text:h text:style-name="Heading_20_3" text:outline-level="3"><text:bookmark-start text:name="principle-1-operations-transparency"/>Principle 1: Operations Transparency<text:bookmark-end text:name="principle-1-operations-transparency"/></text:h>
      <text:p text:style-name="First_20_paragraph">Terran Society operations need to be open, transparent and accessible to all members as the base of power is the informed individual.</text:p>
      <text:p text:style-name="Text_20_body">This principle recognizes that an informed citizenry is the only reliable check on power. All meetings of governing bodies must be observed by Fair Witnesses, and records must be freely accessible. Secret legislation or hidden agendas cannot exist in this system.</text:p>
      <text:h text:style-name="Heading_20_3" text:outline-level="3"><text:bookmark-start text:name="principle-2-member-centric-design"/>Principle 2: Member-Centric Design<text:bookmark-end text:name="principle-2-member-centric-design"/></text:h>
      <text:p text:style-name="First_20_paragraph">Terran Society services and systems must be designed, developed and administered for the benefit of all members.</text:p>
      <text:p text:style-name="Text_20_body">Society management exists to serve the people, not the other way around. Every system, service, and structure must be evaluated based on whether it benefits all members. Policies that advantage one group at the expense of others violate this principle.</text:p>
      <text:h text:style-name="Heading_20_3" text:outline-level="3"><text:bookmark-start text:name="principle-3-environmental-stewardship"/>Principle 3: Environmental Stewardship<text:bookmark-end text:name="principle-3-environmental-stewardship"/></text:h>
      <text:p text:style-name="First_20_paragraph">We are caretakers in this wonderful world shared with many other beings, pollution of air, water and land is to be avoided and cleaned up.</text:p>
      <text:p text:style-name="Text_20_body">Humans are part of a larger ecological community. Our survival depends on clean air, water, and soil. This principle establishes environmental protection not as an optional add-on, but as a core requirement. The Environmental Guardian role exists at both Regional and World levels to enforce this principle.</text:p>
      <text:h text:style-name="Heading_20_3" text:outline-level="3"><text:bookmark-start text:name="principle-4-equal-regional-treatment"/>Principle 4: Equal Regional Treatment<text:bookmark-end text:name="principle-4-equal-regional-treatment"/></text:h>
      <text:p text:style-name="First_20_paragraph">Services provided to Regions must be administered equally per Region.</text:p>
      <text:p text:style-name="Text_20_body">No Region should receive preferential treatment in the allocation of resources or services. This ensures fairness and prevents regional rivalry. World-level services are distributed equally per Region regardless of population, wealth, or political influence.</text:p>
      <text:h text:style-name="Heading_20_3" text:outline-level="3"><text:bookmark-start text:name="principle-5-sustainable-infrastructure"/>Principle 5: Sustainable Infrastructure<text:bookmark-end text:name="principle-5-sustainable-infrastructure"/></text:h>
      <text:p text:style-name="First_20_paragraph">Permanent structures &amp; facilities shall be designed to last for future generations, have minimal maintenance and be as energy independent and efficient as is practical.</text:p>
      <text:p text:style-name="Text_20_body">Short-term thinking creates long-term problems. Terran Society requires that infrastructure be built to last generations, minimizing the burden on future members. This principle encourages renewable energy, durable materials, and efficient design.</text:p>
      <text:h text:style-name="Heading_20_3" text:outline-level="3"><text:bookmark-start text:name="principle-6-regional-self-sufficiency"/>Principle 6: Regional Self-Sufficiency<text:bookmark-end text:name="principle-6-regional-self-sufficiency"/></text:h>
      <text:p text:style-name="First_20_paragraph">Each community and region should be self-sufficient in a sustainable way for meeting their basic needs.</text:p>
      <text:p text:style-name="Text_20_body">Resilience comes from local self-sufficiency. While trade and cooperation between Regions are encouraged, each Region should be capable of meeting its own basic needs. This prevents cascading failures and reduces vulnerability to disruption.</text:p>
      <text:h text:style-name="Heading_20_3" text:outline-level="3"><text:bookmark-start text:name="principle-7-single-branch-service"/>Principle 7: Single Branch Service<text:bookmark-end text:name="principle-7-single-branch-service"/></text:h>
      <text:p text:style-name="First_20_paragraph">A Person may be on the staff of only one branch of World, Regional or District management or the Defense Force at a time.</text:p>
      <text:p text:style-name="Text_20_body">To prevent conflicts of interest and ensure focused service, individuals cannot simultaneously serve in multiple branches or tiers. This also distributes leadership opportunities across more people.</text:p>
      <text:h text:style-name="Heading_20_3" text:outline-level="3"><text:bookmark-start text:name="principle-8-inviolable-voting-rights"/>Principle 8: Inviolable Voting Rights<text:bookmark-end text:name="principle-8-inviolable-voting-rights"/></text:h>
      <text:p text:style-name="First_20_paragraph">Voting rights and benefits cannot be revoked as punishment or penalty.</text:p>
      <text:p text:style-name="Text_20_body">Voting rights and membership benefits are fundamental and cannot be revoked as punishment. Even those convicted of crimes retain their voice in society. This prevents the creation of a permanent underclass and ensures that everyone maintains a stake in the system.</text:p>
      <text:p text:style-name="Pagebreak"/>
      <text:h text:style-name="Heading_20_2" text:outline-level="2"><text:bookmark-start text:name="rights-of-the-people"/>Rights of the People<text:bookmark-end text:name="rights-of-the-people"/></text:h>
      <text:p text:style-name="First_20_paragraph">These 31 rights form the cornerstone of Terran Society. They are in-alienable, meaning they cannot be legislated away, suspended, or revoked. Every law, every Society action, and every institution must respect these rights.</text:p>
      <text:h text:style-name="Heading_20_3" text:outline-level="3"><text:bookmark-start text:name="foundational-statement"/>Foundational Statement<text:bookmark-end text:name="foundational-statement"/></text:h>
      <text:p text:style-name="First_20_paragraph">We are endowed by our Creator with certain in-alienable Rights, among these are Life, Liberty and the Pursuit of Happiness. These Rights are not to be violated by institutions, organizations or individuals. Our duty is to protect these Rights.</text:p>
      <text:h text:style-name="Heading_20_3" text:outline-level="3"><text:bookmark-start text:name="the-rights"/>The Rights<text:bookmark-end text:name="the-rights"/></text:h>
      <text:h text:style-name="Heading_20_4" text:outline-level="4"><text:bookmark-start text:name="right-01"/>Right 01<text:bookmark-end text:name="right-01"/></text:h>
      <text:p text:style-name="First_20_paragraph">Each Person is a unique individual, therefore all People have a Right to their own beliefs, thoughts emotions and the free expression thereof through speech, song, writing or other art of self expression, including in the Public Space. However, a Person can be held accountable if their speech or self expression directly causes physical harm or violates the Rights of another person.</text:p>
      <text:h text:style-name="Heading_20_4" text:outline-level="4"><text:bookmark-start text:name="right-02"/>Right 02<text:bookmark-end text:name="right-02"/></text:h>
      <text:p text:style-name="First_20_paragraph">Life begins at conception.</text:p>
      <text:h text:style-name="Heading_20_4" text:outline-level="4"><text:bookmark-start text:name="right-03"/>Right 03<text:bookmark-end text:name="right-03"/></text:h>
      <text:p text:style-name="First_20_paragraph">People retain the Right to their body and therefore control of the consumption and use of foods and medicines. Forced medication, implantation, injection, medical procedure, poison or related harm is prohibited. Children may not be sexually mutilated or be given gender modification drugs or related surgery.</text:p>
      <text:h text:style-name="Heading_20_4" text:outline-level="4"><text:bookmark-start text:name="right-04"/>Right 04<text:bookmark-end text:name="right-04"/></text:h>
      <text:p text:style-name="First_20_paragraph">People have the Right to adorn, dress and present themselves as they choose in that clothing attire may not be mandated or prohibited by law. Private establishment dress codes and designated uniforms are voluntary by use and membership.</text:p>
      <text:h text:style-name="Heading_20_4" text:outline-level="4"><text:bookmark-start text:name="right-05"/>Right 05<text:bookmark-end text:name="right-05"/></text:h>
      <text:p text:style-name="First_20_paragraph">As Humans, we have a symbiotic relationship with the cannabis plant, the only known plant which by itself can sustain Human life and civilization. People have the right to possess, grow, use and have access to cannabis.</text:p>
      <text:h text:style-name="Heading_20_4" text:outline-level="4"><text:bookmark-start text:name="right-06"/>Right 06<text:bookmark-end text:name="right-06"/></text:h>
      <text:p text:style-name="First_20_paragraph">As Humans we share a relationship with all life of which our Biosphere is composed and have a natural right to responsibly use, cultivate and/or farm animals, plants, fungi, algae and such.</text:p>
      <text:h text:style-name="Heading_20_4" text:outline-level="4"><text:bookmark-start text:name="right-07"/>Right 07<text:bookmark-end text:name="right-07"/></text:h>
      <text:p text:style-name="First_20_paragraph">People have the Right to be free of harmful substances added to food, water, air and soil including toxic herbicides, pesticides and chemical fertilizers and food additives.</text:p>
      <text:h text:style-name="Heading_20_4" text:outline-level="4"><text:bookmark-start text:name="right-08"/>Right 08<text:bookmark-end text:name="right-08"/></text:h>
      <text:p text:style-name="First_20_paragraph">People have the Right to a healthy and safe living, working and playing environment as is practical. But they may choose to take risks upon themselves or participate in activities which can never be totally free of danger or potential harm.</text:p>
      <text:h text:style-name="Heading_20_4" text:outline-level="4"><text:bookmark-start text:name="right-09"/>Right 09<text:bookmark-end text:name="right-09"/></text:h>
      <text:p text:style-name="First_20_paragraph">People have the Right to peaceably assemble.</text:p>
      <text:h text:style-name="Heading_20_4" text:outline-level="4"><text:bookmark-start text:name="right-10"/>Right 10<text:bookmark-end text:name="right-10"/></text:h>
      <text:p text:style-name="First_20_paragraph">People have a Right to access and/or use Public Space without fee and managed use must be by a fair and open system.</text:p>
      <text:h text:style-name="Heading_20_4" text:outline-level="4"><text:bookmark-start text:name="right-11"/>Right 11<text:bookmark-end text:name="right-11"/></text:h>
      <text:p text:style-name="First_20_paragraph">People have the Right to Travel as is practical. Public roads and public forms of transportation must be available to all.</text:p>
      <text:h text:style-name="Heading_20_4" text:outline-level="4"><text:bookmark-start text:name="right-12"/>Right 12<text:bookmark-end text:name="right-12"/></text:h>
      <text:p text:style-name="First_20_paragraph">People have the right to be secure in their person, home, papers, thoughts, digital media, effects and private communications, against unreasonable search and/or seizure.</text:p>
      <text:h text:style-name="Heading_20_4" text:outline-level="4"><text:bookmark-start text:name="right-13"/>Right 13<text:bookmark-end text:name="right-13"/></text:h>
      <text:p text:style-name="First_20_paragraph">People have a Right to self defense and to defend others if necessary. Therefore People have the right to keep and bear arms and learn martial arts. This is does not include the use of excessive force. Weapons of mass destruction, need to be under secure military control.</text:p>
      <text:h text:style-name="Heading_20_4" text:outline-level="4"><text:bookmark-start text:name="right-14"/>Right 14<text:bookmark-end text:name="right-14"/></text:h>
      <text:p text:style-name="First_20_paragraph">People have the right to be quiet and to not accuse themselves. Forced confession and attempted forced confession is forbidden.</text:p>
      <text:h text:style-name="Heading_20_4" text:outline-level="4"><text:bookmark-start text:name="right-15"/>Right 15<text:bookmark-end text:name="right-15"/></text:h>
      <text:p text:style-name="First_20_paragraph">A Person shall be free from double jeopardy. There shall not be a hearing held twice for the same offense. A momentary single act cannot result in multiple criminal charges.</text:p>
      <text:h text:style-name="Heading_20_4" text:outline-level="4"><text:bookmark-start text:name="right-16"/>Right 16<text:bookmark-end text:name="right-16"/></text:h>
      <text:p text:style-name="First_20_paragraph">A Person may be accused and brought to trial only for acts which have violated the Rights of another Person, an actual injured party.</text:p>
      <text:h text:style-name="Heading_20_4" text:outline-level="4"><text:bookmark-start text:name="right-17"/>Right 17<text:bookmark-end text:name="right-17"/></text:h>
      <text:p text:style-name="First_20_paragraph">A mother and father will have joint custody of their children, even in a separation, unless they agree to another arrangement between themselves or through a mediator.</text:p>
      <text:h text:style-name="Heading_20_4" text:outline-level="4"><text:bookmark-start text:name="right-18"/>Right 18<text:bookmark-end text:name="right-18"/></text:h>
      <text:p text:style-name="First_20_paragraph">People are not property. Involuntary servitude, including taxation of an individual’s labor or services rendered is prohibited.</text:p>
      <text:h text:style-name="Heading_20_4" text:outline-level="4"><text:bookmark-start text:name="right-19"/>Right 19<text:bookmark-end text:name="right-19"/></text:h>
      <text:p text:style-name="First_20_paragraph">Chromosomes, genes and genetically engineered life forms are not private intellectual property and may not be patented.</text:p>
      <text:h text:style-name="Heading_20_4" text:outline-level="4"><text:bookmark-start text:name="right-20"/>Right 20<text:bookmark-end text:name="right-20"/></text:h>
      <text:p text:style-name="First_20_paragraph">A legally defined organization of people is not a person and cannot have legal standing as an actual person.</text:p>
      <text:h text:style-name="Heading_20_4" text:outline-level="4"><text:bookmark-start text:name="right-21"/>Right 21<text:bookmark-end text:name="right-21"/></text:h>
      <text:p text:style-name="First_20_paragraph">People have the Right to contract freely with others as long as the enforcement of that contract or agreement does not result in harm to the individual. People also have the Right to terminate their consent to a contract or agreement.</text:p>
      <text:h text:style-name="Heading_20_4" text:outline-level="4"><text:bookmark-start text:name="right-22"/>Right 22<text:bookmark-end text:name="right-22"/></text:h>
      <text:p text:style-name="First_20_paragraph">People have the Right to know the organizational structure, roles and responsibilities of any organization they are a member of, employed by or work for.</text:p>
      <text:h text:style-name="Heading_20_4" text:outline-level="4"><text:bookmark-start text:name="right-23"/>Right 23<text:bookmark-end text:name="right-23"/></text:h>
      <text:p text:style-name="First_20_paragraph">People have the right to data and information collected or stored about themselves by any person, group or organization. This includes the right to review, challenge, and amend such information.</text:p>
      <text:h text:style-name="Heading_20_4" text:outline-level="4"><text:bookmark-start text:name="right-24"/>Right 24<text:bookmark-end text:name="right-24"/></text:h>
      <text:p text:style-name="First_20_paragraph">No group or organization may be granted powers which result in the violation of the Rights of the People.</text:p>
      <text:h text:style-name="Heading_20_4" text:outline-level="4"><text:bookmark-start text:name="right-25"/>Right 25<text:bookmark-end text:name="right-25"/></text:h>
      <text:p text:style-name="First_20_paragraph">If any Person shall accept, claim, receive, or retain any title of nobility or honor, or accept and retain any present, pension, office, or emolument, from any emperor, king, prince, or foreign power, such person shall be ineligible to hold any office of public trust within Terran Society to avoid conflict of loyalty.</text:p>
      <text:h text:style-name="Heading_20_4" text:outline-level="4"><text:bookmark-start text:name="right-26"/>Right 26<text:bookmark-end text:name="right-26"/></text:h>
      <text:p text:style-name="First_20_paragraph">No single law created by any elected legislature can be too long or complex. If it takes more than 20 minutes for a person of average reading ability to read and/or is not in clear, understandable language, that law is null and void.</text:p>
      <text:h text:style-name="Heading_20_4" text:outline-level="4"><text:bookmark-start text:name="right-27"/>Right 27<text:bookmark-end text:name="right-27"/></text:h>
      <text:p text:style-name="First_20_paragraph">Any person elected or appointed to office who violates this Bill of Rights is subject to recall and a new election held for their office or legislative seat as soon as is practical.</text:p>
      <text:h text:style-name="Heading_20_4" text:outline-level="4"><text:bookmark-start text:name="right-28"/>Right 28<text:bookmark-end text:name="right-28"/></text:h>
      <text:p text:style-name="First_20_paragraph">Truthful authorship of any pending law or treaty has to be made public before any binding vote for approval can take place.</text:p>
      <text:h text:style-name="Heading_20_4" text:outline-level="4"><text:bookmark-start text:name="right-29"/>Right 29<text:bookmark-end text:name="right-29"/></text:h>
      <text:p text:style-name="First_20_paragraph">No law or treaty can be valid which has not been made public and read aloud in the legislature with a quorum present, at least three times. These readings must be spaced apart in time at least one day, before being voted on for approval.</text:p>
      <text:h text:style-name="Heading_20_4" text:outline-level="4"><text:bookmark-start text:name="right-30"/>Right 30<text:bookmark-end text:name="right-30"/></text:h>
      <text:p text:style-name="First_20_paragraph">No treaty or binding agreement with an outside party may be made which violates these Rights.</text:p>
      <text:h text:style-name="Heading_20_4" text:outline-level="4"><text:bookmark-start text:name="right-31"/>Right 31<text:bookmark-end text:name="right-31"/></text:h>
      <text:p text:style-name="First_20_paragraph">This defining of certain rights, shall not be construed to deny or disparage others retained by the People.</text:p>
      <text:p text:style-name="Pagebreak"/>
      <text:h text:style-name="Heading_20_2" text:outline-level="2"><text:bookmark-start text:name="organizational-structure-overview"/>Organizational Structure Overview<text:bookmark-end text:name="organizational-structure-overview"/></text:h>
      <text:p text:style-name="First_20_paragraph">Terran Society is organized into three tiers, each with specific roles and responsibilities. At the Regional and World levels, these tiers are further divided into branches that provide checks and balances on each other.</text:p>
      <text:h text:style-name="Heading_20_3" text:outline-level="3"><text:bookmark-start text:name="organizational-hierarchy"/>Organizational Hierarchy<text:bookmark-end text:name="organizational-hierarchy"/></text:h>
      <text:p text:style-name="First_20_paragraph">The structure operates on clear hierarchical principles:</text:p>
      <text:p text:style-name="Text_20_body"><text:span text:style-name="T1">District Level:</text:span> - Council of Elders (7-9 members) - District Representative (to Regional Council)</text:p>
      <text:p text:style-name="Text_20_body"><text:span text:style-name="T1">Regional Level:</text:span> - <text:span text:style-name="T1">Executive Branch</text:span>: Five offices, each headed by an elected official with subordinate staff - Office of Regional Administrator (with Deputy, Directors of Elections/Infrastructure/Public Services) - Office of Regional Treasurer (with Deputy, Directors of Budget/Audits) - Office of Regional Sheriff (with Deputy Sheriff, Marshal, Chief Investigator) - Office of Regional Environmental Guardian (with Deputy, Directors of Monitoring/Restoration) - Office of Regional Ambassador (with Deputy, Economic Development Director, Consular Officer) - <text:span text:style-name="T1">Legislative Branch</text:span>: Regional Council of the People (one Representative per District) - <text:span text:style-name="T1">Judicial Branch</text:span>: Three offices - Office of Guarantor of Rights (with Rights Investigator) - Office of Facilitator of the Court (with Court Administrator) - Office of Public Arbitrator - <text:span text:style-name="T1">Fair Witness Branch</text:span>: Regional Fair Witness Council</text:p>
      <text:p text:style-name="Text_20_body"><text:span text:style-name="T1">World Level:</text:span> - <text:span text:style-name="T1">Executive Branch</text:span>: World Executive Council plus five offices (Administrator, Treasurer, Ambassador, Sheriff, Environmental Guardian) - <text:span text:style-name="T1">Legislative Branch</text:span>: Council of the Regions (Regional representation) and World Council of the People - <text:span text:style-name="T1">Judicial Branch</text:span>: World Court (handles inter-Regional disputes) - <text:span text:style-name="T1">Fair Witness Branch</text:span>: World Fair Witness Council - <text:span text:style-name="T1">Military Branch</text:span>: World Defense Force, Defense Force Intelligence, Defense Force Council</text:p>
      <text:h text:style-name="Heading_20_3" text:outline-level="3"><text:bookmark-start text:name="the-three-tiers"/>The Three Tiers<text:bookmark-end text:name="the-three-tiers"/></text:h>
      <text:h text:style-name="Heading_20_4" text:outline-level="4"><text:bookmark-start text:name="district"/>District<text:bookmark-end text:name="district"/></text:h>
      <text:p text:style-name="First_20_paragraph">The District is the most local tier of Terran Society, composed of a Council of Elders and a Representative to the Regional Legislature. Districts typically range from 5,000 to 21,000 people, providing a human-scale community where residents are likely to personally know at least one Elder.</text:p>
      <text:h text:style-name="Heading_20_4" text:outline-level="4"><text:bookmark-start text:name="region"/>Region<text:bookmark-end text:name="region"/></text:h>
      <text:p text:style-name="First_20_paragraph">The Region is the primary governance tier, with full executive, legislative, judicial, and Fair Witness branches. Regional boundaries are set to not exceed 20-25 million people, ensuring responsive and accountable governance. Each Region manages its own public services, resources, and administration.</text:p>
      <text:h text:style-name="Heading_20_4" text:outline-level="4"><text:bookmark-start text:name="world"/>World<text:bookmark-end text:name="world"/></text:h>
      <text:p text:style-name="First_20_paragraph">The World tier provides planetary-level coordination for matters that cross regional boundaries, including defense, inter-regional commerce, environmental standards, and the Fair Witness system. It ensures equal treatment of all Regions and coordination of world-wide challenges.</text:p>
      <text:h text:style-name="Heading_20_3" text:outline-level="3"><text:bookmark-start text:name="the-branches"/>The Branches<text:bookmark-end text:name="the-branches"/></text:h>
      <text:p text:style-name="First_20_paragraph">At the Regional and World levels, governance is organized into distinct branches, each with different responsibilities:</text:p>
      <text:p text:style-name="Text_20_body"><text:span text:style-name="T1">Executive Branch</text:span>: Administers daily operations, public services, and implementation of legislation</text:p>
      <text:p text:style-name="Text_20_body"><text:span text:style-name="T1">Legislative Branch</text:span>: Creates laws, approves budgets, and provides oversight of other branches</text:p>
      <text:p text:style-name="Text_20_body"><text:span text:style-name="T1">Judicial Branch</text:span>: Provides dispute resolution, rights protection, and justice through courts</text:p>
      <text:p text:style-name="Text_20_body"><text:span text:style-name="T1">Fair Witness Branch</text:span>: Independent record-keeping, observation, and transparency oversight</text:p>
      <text:p text:style-name="Text_20_body"><text:span text:style-name="T1">Military Branch</text:span>: Planetary defense and intelligence gathering under civilian oversight</text:p>
      <text:p text:style-name="Pagebreak"/>
      <text:h text:style-name="Heading_20_2" text:outline-level="2"><text:bookmark-start text:name="district-level-governance"/>District Level Governance<text:bookmark-end text:name="district-level-governance"/></text:h>
      <text:p text:style-name="First_20_paragraph">The District is the most local tier of Terran Society, designed to be small enough that residents personally know at least one Elder. Districts typically range from 5,000 to 21,000 people.</text:p>
      <text:h text:style-name="Heading_20_3" text:outline-level="3"><text:bookmark-start text:name="council-of-elders"/>Council of Elders<text:bookmark-end text:name="council-of-elders"/></text:h>
      <text:p text:style-name="First_20_paragraph">The Council of Elders serves as the primary governance body at the District level. Its focus is on community cohesion, family welfare, and peaceful dispute resolution.</text:p>
      <text:h text:style-name="Heading_20_4" text:outline-level="4"><text:bookmark-start text:name="composition"/>Composition<text:bookmark-end text:name="composition"/></text:h>
      <text:list text:style-name="L4">
        <text:list-item>
          <text:p text:style-name="P4">Seven to nine elected Elders, depending on District population</text:p>
        </text:list-item>
        <text:list-item>
          <text:p text:style-name="P4">Three-year terms with staggered elections (one-third up for election each year)</text:p>
        </text:list-item>
        <text:list-item>
          <text:p text:style-name="P4">No term limits</text:p>
        </text:list-item>
        <text:list-item>
          <text:p text:style-name="P4">Candidates must demonstrate compassion and love for children</text:p>
        </text:list-item>
        <text:list-item>
          <text:p text:style-name="P4">Preferably at least 55 years of age</text:p>
        </text:list-item>
      </text:list>
      <text:h text:style-name="Heading_20_4" text:outline-level="4"><text:bookmark-start text:name="responsibilities"/>Responsibilities<text:bookmark-end text:name="responsibilities"/></text:h>
      <text:p text:style-name="First_20_paragraph"><text:span text:style-name="T1">Conflict Resolution</text:span>: Peacefully resolve disputes between District members before escalation to Sheriff or Courts</text:p>
      <text:p text:style-name="Text_20_body"><text:span text:style-name="T1">Family Support</text:span>: Provide counsel and guidance to families in need, help restore family unity in crisis situations</text:p>
      <text:p text:style-name="Text_20_body"><text:span text:style-name="T1">Child Welfare</text:span>: Maintain safe haven for children in distress, oversee care of orphans and adoption process</text:p>
      <text:p text:style-name="Text_20_body"><text:span text:style-name="T1">Community Assistance</text:span>: Help people who are struggling to adapt to Terran Society or access benefits and services</text:p>
      <text:p text:style-name="Text_20_body"><text:span text:style-name="T1">Youth Guidance</text:span>: Address juvenile misbehavior through mentorship before involvement of authorities</text:p>
      <text:p text:style-name="Text_20_body"><text:span text:style-name="T1">Community Liaison</text:span>: Maintain good information flow to residents about District matters and Regional issues</text:p>
      <text:p text:style-name="Text_20_body"><text:span text:style-name="T1">Social Cohesion</text:span>: Facilitate simple social events that encourage neighbors to know one another</text:p>
      <text:h text:style-name="Heading_20_4" text:outline-level="4"><text:bookmark-start text:name="safe-haven"/>Safe Haven<text:bookmark-end text:name="safe-haven"/></text:h>
      <text:p text:style-name="First_20_paragraph">Each Council of Elders maintains a safe haven—a secure location where children or family members in crisis can temporarily stay. This provides immediate protection while the Council works to resolve the underlying issues and restore the family unit.</text:p>
      <text:h text:style-name="Heading_20_4" text:outline-level="4"><text:bookmark-start text:name="limitations"/>Limitations<text:bookmark-end text:name="limitations"/></text:h>
      <text:p text:style-name="First_20_paragraph">The Council of Elders: - Cannot tax or charge service fees (funded through Regional budget allocation) - Cannot compel anyone to appear or enforce decisions (unresolved issues escalate to Sheriff or Courts) - Serves a voluntary mediation role—parties must agree to Council involvement</text:p>
      <text:h text:style-name="Heading_20_3" text:outline-level="3"><text:bookmark-start text:name="district-representative"/>District Representative<text:bookmark-end text:name="district-representative"/></text:h>
      <text:p text:style-name="First_20_paragraph">Each District elects one Representative to the Regional Council of the People. This provides direct representation in Regional legislation and ensures District concerns are heard at the Regional level.</text:p>
      <text:h text:style-name="Heading_20_3" text:outline-level="3"><text:bookmark-start text:name="district-elections"/>District Elections<text:bookmark-end text:name="district-elections"/></text:h>
      <text:p text:style-name="First_20_paragraph">District elections occur on a three-year cycle. The Administrator’s Department manages the election process, ensuring:</text:p>
      <text:list text:style-name="L5">
        <text:list-item>
          <text:p text:style-name="P5">Transparent candidate disclosure</text:p>
        </text:list-item>
        <text:list-item>
          <text:p text:style-name="P5">Public forums for debate and questions</text:p>
        </text:list-item>
        <text:list-item>
          <text:p text:style-name="P5">Physical ballots verified by voters</text:p>
        </text:list-item>
        <text:list-item>
          <text:p text:style-name="P5">Ballots counted publicly and retained for 10 years</text:p>
        </text:list-item>
        <text:list-item>
          <text:p text:style-name="P5">No party affiliation required</text:p>
        </text:list-item>
        <text:list-item>
          <text:p text:style-name="P5">No money in campaigns</text:p>
        </text:list-item>
      </text:list>
      <text:p text:style-name="Pagebreak"/>
      <text:h text:style-name="Heading_20_2" text:outline-level="2"><text:bookmark-start text:name="regional-executive-branch"/>Regional Executive Branch<text:bookmark-end text:name="regional-executive-branch"/></text:h>
      <text:p text:style-name="First_20_paragraph">The Regional Executive Branch administers daily operations, public services, and implementation of legislation. It consists of five major offices, each headed by an elected official with supporting staff.</text:p>
      <text:h text:style-name="Heading_20_3" text:outline-level="3"><text:bookmark-start text:name="office-of-regional-administrator"/>Office of Regional Administrator<text:bookmark-end text:name="office-of-regional-administrator"/></text:h>
      <text:p text:style-name="First_20_paragraph">Manages Regional operations, facilities, staffing, elections, and public service infrastructure</text:p>
      <text:h text:style-name="Heading_20_4" text:outline-level="4"><text:bookmark-start text:name="regional-administrator"/>Regional Administrator<text:bookmark-end text:name="regional-administrator"/></text:h>
      <text:p text:style-name="First_20_paragraph">Chief administrative officer managing Regional operations and infrastructure</text:p>
      <text:p text:style-name="Text_20_body"><text:span text:style-name="T1">Key Responsibilities:</text:span></text:p>
      <text:list text:style-name="L6">
        <text:list-item>
          <text:p text:style-name="P6"><text:span text:style-name="T1">Government Operations</text:span>: Administer regional government buildings, facilities, operations and related staffing</text:p>
        </text:list-item>
        <text:list-item>
          <text:p text:style-name="P6"><text:span text:style-name="T1">Election Administration</text:span>: Ensure clean, well-managed election process with public forum for candidate debate</text:p>
        </text:list-item>
        <text:list-item>
          <text:p text:style-name="P6"><text:span text:style-name="T1">Equitable Services</text:span>: Ensure equitable distribution of benefits and services across all Districts</text:p>
        </text:list-item>
        <text:list-item>
          <text:p text:style-name="P6"><text:span text:style-name="T1">Infrastructure Management</text:span>: Oversee communications, networking, and infrastructure services and systems</text:p>
        </text:list-item>
        <text:list-item>
          <text:p text:style-name="P6"><text:span text:style-name="T1">Public Service Cooperatives</text:span>: Facilitate creation of Public Service Cooperatives for utilities, ports, transit, etc.</text:p>
        </text:list-item>
        <text:list-item>
          <text:p text:style-name="P6"><text:span text:style-name="T1">Medical Facilities</text:span>: Assure proper medical facilities and resources are available throughout the Region</text:p>
        </text:list-item>
        <text:list-item>
          <text:p text:style-name="P6"><text:span text:style-name="T1">Fire Services</text:span>: Maintain Fire Stations and conduct fire safety inspections and enforcement</text:p>
        </text:list-item>
        <text:list-item>
          <text:p text:style-name="P6"><text:span text:style-name="T1">Cooperative Templates</text:span>: Prepare organizational templates for cooperatives for legislative approval</text:p>
        </text:list-item>
        <text:list-item>
          <text:p text:style-name="P6"><text:span text:style-name="T1">Cooperative Assistance</text:span>: Assist people and organizations in applying for and launching approved cooperatives</text:p>
        </text:list-item>
      </text:list>
      <text:p text:style-name="First_20_paragraph"><text:span text:style-name="T1">Subordinate Roles:</text:span></text:p>
      <text:list text:style-name="L7">
        <text:list-item>
          <text:p text:style-name="P7"><text:span text:style-name="T1">Deputy Administrator</text:span>: Assists Administrator and may act in their absence</text:p>
        </text:list-item>
        <text:list-item>
          <text:p text:style-name="P7"><text:span text:style-name="T1">Director of Elections</text:span>: Manages clean, transparent election process including public forums for debate</text:p>
        </text:list-item>
        <text:list-item>
          <text:p text:style-name="P7"><text:span text:style-name="T1">Director of Infrastructure</text:span>: Oversees communications, networking, and infrastructure systems</text:p>
        </text:list-item>
        <text:list-item>
          <text:p text:style-name="P7"><text:span text:style-name="T1">Director of Public Services</text:span>: Coordinates creation and oversight of Public Service Cooperatives</text:p>
        </text:list-item>
      </text:list>
      <text:h text:style-name="Heading_20_3" text:outline-level="3"><text:bookmark-start text:name="office-of-regional-treasurer"/>Office of Regional Treasurer<text:bookmark-end text:name="office-of-regional-treasurer"/></text:h>
      <text:p text:style-name="First_20_paragraph">Manages regional budget, taxation, benefits accounts, audits, and financial oversight</text:p>
      <text:h text:style-name="Heading_20_4" text:outline-level="4"><text:bookmark-start text:name="regional-treasurer"/>Regional Treasurer<text:bookmark-end text:name="regional-treasurer"/></text:h>
      <text:p text:style-name="First_20_paragraph">Chief financial officer managing regional budget, taxation, and financial oversight</text:p>
      <text:p text:style-name="Text_20_body"><text:span text:style-name="T1">Key Responsibilities:</text:span></text:p>
      <text:list text:style-name="L8">
        <text:list-item>
          <text:p text:style-name="P8"><text:span text:style-name="T1">Budget Preparation</text:span>: Prepare budget proposals for legislative approval on 1, 2, or 3 year cycles</text:p>
        </text:list-item>
        <text:list-item>
          <text:p text:style-name="P8"><text:span text:style-name="T1">Benefits Accounts</text:span>: Maintain a benefits account for each person residing in the Region</text:p>
        </text:list-item>
        <text:list-item>
          <text:p text:style-name="P8"><text:span text:style-name="T1">Tax Administration</text:span>: Administer taxation and collection as defined by legislation</text:p>
        </text:list-item>
        <text:list-item>
          <text:p text:style-name="P8"><text:span text:style-name="T1">Regional Bank Oversight</text:span>: Appoint five-member Board of Directors of Regional Bank, subject to legislative approval</text:p>
        </text:list-item>
        <text:list-item>
          <text:p text:style-name="P8"><text:span text:style-name="T1">Cooperative Financial Support</text:span>: Assist in conversion/creation of cooperatives from the financial perspective</text:p>
        </text:list-item>
        <text:list-item>
          <text:p text:style-name="P8"><text:span text:style-name="T1">Audit Authority</text:span>: Authority and duty to audit regional management, registered businesses, and cooperatives</text:p>
        </text:list-item>
        <text:list-item>
          <text:p text:style-name="P8"><text:span text:style-name="T1">Forensic Investigation</text:span>: Conduct forensic audit as part of criminal investigation when required</text:p>
        </text:list-item>
      </text:list>
      <text:p text:style-name="First_20_paragraph"><text:span text:style-name="T1">Subordinate Roles:</text:span></text:p>
      <text:list text:style-name="L9">
        <text:list-item>
          <text:p text:style-name="P9"><text:span text:style-name="T1">Deputy Treasurer</text:span>: Assists Treasurer and manages specific financial departments</text:p>
        </text:list-item>
        <text:list-item>
          <text:p text:style-name="P9"><text:span text:style-name="T1">Director of Budget</text:span>: Prepares budget proposals and monitors budget execution</text:p>
        </text:list-item>
        <text:list-item>
          <text:p text:style-name="P9"><text:span text:style-name="T1">Director of Audits</text:span>: Conducts audits of regional management, businesses, and cooperatives</text:p>
        </text:list-item>
      </text:list>
      <text:h text:style-name="Heading_20_3" text:outline-level="3"><text:bookmark-start text:name="office-of-regional-sheriff"/>Office of Regional Sheriff<text:bookmark-end text:name="office-of-regional-sheriff"/></text:h>
      <text:p text:style-name="First_20_paragraph">Protects Rights of the People, conducts investigations, maintains public safety, and emergency response</text:p>
      <text:h text:style-name="Heading_20_4" text:outline-level="4"><text:bookmark-start text:name="regional-sheriff"/>Regional Sheriff<text:bookmark-end text:name="regional-sheriff"/></text:h>
      <text:p text:style-name="First_20_paragraph">Chief law enforcement officer responsible for protecting Rights of the People</text:p>
      <text:p text:style-name="Text_20_body"><text:span text:style-name="T1">Key Responsibilities:</text:span></text:p>
      <text:list text:style-name="L10">
        <text:list-item>
          <text:p text:style-name="P10"><text:span text:style-name="T1">Rights Protection</text:span>: Responsible for protecting the Rights of the People as primary duty</text:p>
        </text:list-item>
        <text:list-item>
          <text:p text:style-name="P10"><text:span text:style-name="T1">Physical Fitness</text:span>: Ensure officers are physically fit, trained in self-defense and safe non-lethal subduing techniques</text:p>
        </text:list-item>
        <text:list-item>
          <text:p text:style-name="P10"><text:span text:style-name="T1">Criminal Investigation</text:span>: Conduct criminal investigations and maintain forensic laboratory capabilities</text:p>
        </text:list-item>
        <text:list-item>
          <text:p text:style-name="P10"><text:span text:style-name="T1">Emergency Response</text:span>: Maintain accessibility and ability to respond to emergency calls of all types including rescue</text:p>
        </text:list-item>
        <text:list-item>
          <text:p text:style-name="P10"><text:span text:style-name="T1">Inter-Regional Coordination</text:span>: Coordinate with World Sheriff on matters involving inter-regional crime</text:p>
        </text:list-item>
        <text:list-item>
          <text:p text:style-name="P10"><text:span text:style-name="T1">Whistleblower Protection</text:span>: Provide protection to members who report official misconduct or serious crime</text:p>
        </text:list-item>
      </text:list>
      <text:p text:style-name="First_20_paragraph"><text:span text:style-name="T1">Subordinate Roles:</text:span></text:p>
      <text:list text:style-name="L11">
        <text:list-item>
          <text:p text:style-name="P11"><text:span text:style-name="T1">Deputy Sheriff</text:span>: Senior law enforcement officer assisting Sheriff in operations</text:p>
        </text:list-item>
        <text:list-item>
          <text:p text:style-name="P11"><text:span text:style-name="T1">Marshal</text:span>: Field law enforcement officer trained in non-lethal force and investigation</text:p>
        </text:list-item>
        <text:list-item>
          <text:p text:style-name="P11"><text:span text:style-name="T1">Chief Investigator</text:span>: Leads criminal investigations and forensic laboratory operations</text:p>
        </text:list-item>
      </text:list>
      <text:h text:style-name="Heading_20_3" text:outline-level="3"><text:bookmark-start text:name="office-of-regional-environmental-guardian"/>Office of Regional Environmental Guardian<text:bookmark-end text:name="office-of-regional-environmental-guardian"/></text:h>
      <text:p text:style-name="First_20_paragraph">Environmental protection, pollution monitoring, ecosystem restoration, and enforcement of environmental standards</text:p>
      <text:h text:style-name="Heading_20_4" text:outline-level="4"><text:bookmark-start text:name="regional-environmental-guardian"/>Regional Environmental Guardian<text:bookmark-end text:name="regional-environmental-guardian"/></text:h>
      <text:p text:style-name="First_20_paragraph">Chief environmental officer for regional environmental protection and restoration</text:p>
      <text:p text:style-name="Text_20_body"><text:span text:style-name="T1">Key Responsibilities:</text:span></text:p>
      <text:list text:style-name="L12">
        <text:list-item>
          <text:p text:style-name="P12"><text:span text:style-name="T1">Environmental Protection</text:span>: Conduct regional environmental protection and ecosystem restoration operations</text:p>
        </text:list-item>
        <text:list-item>
          <text:p text:style-name="P12"><text:span text:style-name="T1">Pollution Testing</text:span>: Pro-actively test for pollution and environmental damage</text:p>
        </text:list-item>
        <text:list-item>
          <text:p text:style-name="P12"><text:span text:style-name="T1">Data Consolidation</text:span>: Consolidate environmental monitoring data and report to World Environmental Guardian</text:p>
        </text:list-item>
        <text:list-item>
          <text:p text:style-name="P12"><text:span text:style-name="T1">Methods Development</text:span>: Develop and evaluate environmental protection techniques, methods, and technology</text:p>
        </text:list-item>
        <text:list-item>
          <text:p text:style-name="P12"><text:span text:style-name="T1">Waste Management</text:span>: Ensure toxic industrial byproducts are rendered stable before release to environment</text:p>
        </text:list-item>
        <text:list-item>
          <text:p text:style-name="P12"><text:span text:style-name="T1">Resource Standards</text:span>: Ensure natural resource extraction conforms to respectful, legislatively-determined standards</text:p>
        </text:list-item>
        <text:list-item>
          <text:p text:style-name="P12"><text:span text:style-name="T1">Complaint Investigation</text:span>: Receive and investigate environmental concern reports from members</text:p>
        </text:list-item>
        <text:list-item>
          <text:p text:style-name="P12"><text:span text:style-name="T1">Remediation Planning</text:span>: Determine plans for environmental repair and restoration, then implement them</text:p>
        </text:list-item>
        <text:list-item>
          <text:p text:style-name="P12"><text:span text:style-name="T1">Resource Coordination</text:span>: First point of dispute resolution and coordination regarding resources within Region</text:p>
        </text:list-item>
        <text:list-item>
          <text:p text:style-name="P12"><text:span text:style-name="T1">Technical Assistance</text:span>: Provide information and technical assistance to organizations with environmental impact</text:p>
        </text:list-item>
        <text:list-item>
          <text:p text:style-name="P12"><text:span text:style-name="T1">Standards Proposal</text:span>: Propose environmental and health safety standards to the Council of the People</text:p>
        </text:list-item>
      </text:list>
      <text:p text:style-name="First_20_paragraph"><text:span text:style-name="T1">Subordinate Roles:</text:span></text:p>
      <text:list text:style-name="L13">
        <text:list-item>
          <text:p text:style-name="P13"><text:span text:style-name="T1">Deputy Environmental Guardian</text:span>: Assists Environmental Guardian in environmental operations</text:p>
        </text:list-item>
        <text:list-item>
          <text:p text:style-name="P13"><text:span text:style-name="T1">Director of Environmental Monitoring</text:span>: Oversees pollution testing and environmental damage assessment</text:p>
        </text:list-item>
        <text:list-item>
          <text:p text:style-name="P13"><text:span text:style-name="T1">Director of Restoration</text:span>: Plans and implements ecosystem restoration projects</text:p>
        </text:list-item>
      </text:list>
      <text:h text:style-name="Heading_20_3" text:outline-level="3"><text:bookmark-start text:name="office-of-regional-ambassador"/>Office of Regional Ambassador<text:bookmark-end text:name="office-of-regional-ambassador"/></text:h>
      <text:p text:style-name="First_20_paragraph">Promotes commerce, tourism, economic development, and assists regional members traveling in other Regions</text:p>
      <text:h text:style-name="Heading_20_4" text:outline-level="4"><text:bookmark-start text:name="regional-ambassador"/>Regional Ambassador<text:bookmark-end text:name="regional-ambassador"/></text:h>
      <text:p text:style-name="First_20_paragraph">Chief diplomatic officer promoting commerce, tourism, and regional interests</text:p>
      <text:p text:style-name="Text_20_body"><text:span text:style-name="T1">Key Responsibilities:</text:span></text:p>
      <text:list text:style-name="L14">
        <text:list-item>
          <text:p text:style-name="P14"><text:span text:style-name="T1">Commerce Promotion</text:span>: Promote commerce, tourism, and other economic development</text:p>
        </text:list-item>
        <text:list-item>
          <text:p text:style-name="P14"><text:span text:style-name="T1">Traveler Assistance</text:span>: Assist travelers in far away Regions and help residents vote when away from home</text:p>
        </text:list-item>
        <text:list-item>
          <text:p text:style-name="P14"><text:span text:style-name="T1">Regional Image</text:span>: Promote a positive and unifying image of the Region</text:p>
        </text:list-item>
        <text:list-item>
          <text:p text:style-name="P14"><text:span text:style-name="T1">Inter-Regional Trade</text:span>: Promote economic development and inter-regional trade opportunities</text:p>
        </text:list-item>
      </text:list>
      <text:p text:style-name="First_20_paragraph"><text:span text:style-name="T1">Subordinate Roles:</text:span></text:p>
      <text:list text:style-name="L15">
        <text:list-item>
          <text:p text:style-name="P15"><text:span text:style-name="T1">Deputy Ambassador</text:span>: Assists Ambassador in diplomatic and economic development functions</text:p>
        </text:list-item>
        <text:list-item>
          <text:p text:style-name="P15"><text:span text:style-name="T1">Economic Development Director</text:span>: Promotes commerce, trade, and economic opportunities for the Region</text:p>
        </text:list-item>
        <text:list-item>
          <text:p text:style-name="P15"><text:span text:style-name="T1">Consular Officer</text:span>: Assists regional members traveling in other Regions</text:p>
        </text:list-item>
      </text:list>
      <text:h text:style-name="Heading_20_3" text:outline-level="3"><text:bookmark-start text:name="executive-council-coordination"/>Executive Council Coordination<text:bookmark-end text:name="executive-council-coordination"/></text:h>
      <text:p text:style-name="First_20_paragraph">The five elected heads of the Regional Executive offices form the Executive Council. This council coordinates executive operations, discusses inter-departmental matters, and ensures unified implementation of Regional policy.</text:p>
      <text:p text:style-name="Text_20_body"><text:span text:style-name="T1">Executive Authority:</text:span></text:p>
      <text:list text:style-name="L16">
        <text:list-item>
          <text:p text:style-name="P16">Implement laws passed by the Regional Council</text:p>
        </text:list-item>
        <text:list-item>
          <text:p text:style-name="P16">Manage Regional budget and operations</text:p>
        </text:list-item>
        <text:list-item>
          <text:p text:style-name="P16">Provide public services to all Districts</text:p>
        </text:list-item>
        <text:list-item>
          <text:p text:style-name="P16">Sign or veto legislation (First Executive)</text:p>
        </text:list-item>
        <text:list-item>
          <text:p text:style-name="P16">Appoint department heads (subject to Council approval)</text:p>
        </text:list-item>
        <text:list-item>
          <text:p text:style-name="P16">No authority to remove elected officials</text:p>
        </text:list-item>
      </text:list>
      <text:p text:style-name="First_20_paragraph"><text:span text:style-name="T1">Executive Accountability:</text:span></text:p>
      <text:list text:style-name="L17">
        <text:list-item>
          <text:p text:style-name="P17">All executive officials are directly elected by the people</text:p>
        </text:list-item>
        <text:list-item>
          <text:p text:style-name="P17">Subject to impeachment by Regional Council for cause</text:p>
        </text:list-item>
        <text:list-item>
          <text:p text:style-name="P17">Operations observed by Fair Witnesses for transparency</text:p>
        </text:list-item>
        <text:list-item>
          <text:p text:style-name="P17">Budget and spending subject to legislative approval</text:p>
        </text:list-item>
      </text:list>
      <text:p text:style-name="Pagebreak"/>
      <text:h text:style-name="Heading_20_2" text:outline-level="2"><text:bookmark-start text:name="legislative-branch"/>Legislative Branch<text:bookmark-end text:name="legislative-branch"/></text:h>
      <text:p text:style-name="First_20_paragraph">The Legislative Branch is the primary law-making and oversight body within Terran Society. It operates at both District and Regional levels, with elected representatives directly accountable to the people they serve.</text:p>
      <text:h text:style-name="Heading_20_3" text:outline-level="3"><text:bookmark-start text:name="regional-council-of-the-people"/>Regional Council of the People<text:bookmark-end text:name="regional-council-of-the-people"/></text:h>
      <text:p text:style-name="First_20_paragraph">Representative legislative body with one seat per District, passes laws, approves budgets, charters cooperatives</text:p>
      <text:h text:style-name="Heading_20_4" text:outline-level="4"><text:bookmark-start text:name="structure-and-composition"/>Structure and Composition<text:bookmark-end text:name="structure-and-composition"/></text:h>
      <text:p text:style-name="First_20_paragraph">The Regional Council consists of elected Representatives, with one Representative per District. This ensures direct representation of local interests at the Regional level.</text:p>
      <text:h text:style-name="Heading_20_4" text:outline-level="4"><text:bookmark-start text:name="roles-and-responsibilities"/>Roles and Responsibilities<text:bookmark-end text:name="roles-and-responsibilities"/></text:h>
      <text:p text:style-name="First_20_paragraph"><text:span text:style-name="T1">Representative</text:span></text:p>
      <text:p text:style-name="Text_20_body">Elected representative from a District to the Regional Council of the People</text:p>
      <text:list text:style-name="L18">
        <text:list-item>
          <text:p text:style-name="P18"><text:span text:style-name="T1">Budget Approval</text:span>: Approve regional budget on 1, 2, or 3 year cycle</text:p>
        </text:list-item>
        <text:list-item>
          <text:p text:style-name="P18"><text:span text:style-name="T1">Cooperative Development</text:span>: Work with Executive Council developing organizational models for Public Service Cooperatives</text:p>
        </text:list-item>
        <text:list-item>
          <text:p text:style-name="P18"><text:span text:style-name="T1">Cooperative Chartering</text:span>: Charter and fund approved public and private service cooperatives</text:p>
        </text:list-item>
        <text:list-item>
          <text:p text:style-name="P18"><text:span text:style-name="T1">Investigative Hearings</text:span>: Hold public investigative hearings as needed</text:p>
        </text:list-item>
        <text:list-item>
          <text:p text:style-name="P18"><text:span text:style-name="T1">Environmental Standards</text:span>: Legislate environmental protection standards for use of natural resources</text:p>
        </text:list-item>
        <text:list-item>
          <text:p text:style-name="P18"><text:span text:style-name="T1">Resource Allocation</text:span>: Allocate land and water resources fairly with objective standards</text:p>
        </text:list-item>
        <text:list-item>
          <text:p text:style-name="P18"><text:span text:style-name="T1">Impeachment Authority</text:span>: Impeach and remove elected officials of Executive, Judicial, or Fair Witness for cause</text:p>
        </text:list-item>
        <text:list-item>
          <text:p text:style-name="P18"><text:span text:style-name="T1">Contributed Service Rules</text:span>: Establish objective rules for Administrator to manage Contributed Service</text:p>
        </text:list-item>
        <text:list-item>
          <text:p text:style-name="P18"><text:span text:style-name="T1">Veto Override</text:span>: Override Executive Council veto with three-fourths majority vote</text:p>
        </text:list-item>
        <text:list-item>
          <text:p text:style-name="P18"><text:span text:style-name="T1">Penalties Definition</text:span>: Define major/minor violations and specify appropriate maximum and minimum penalties</text:p>
        </text:list-item>
      </text:list>
      <text:h text:style-name="Heading_20_4" text:outline-level="4"><text:bookmark-start text:name="administrative-roles"/>Administrative Roles<text:bookmark-end text:name="administrative-roles"/></text:h>
      <text:p text:style-name="First_20_paragraph"><text:span text:style-name="T1">Council Speaker</text:span>: Presides over Council sessions, elected by Council members</text:p>
      <text:p text:style-name="Text_20_body"><text:span text:style-name="T1">Council Clerk</text:span>: Maintains Council records, manages documentation and legislative process</text:p>
      <text:h text:style-name="Heading_20_4" text:outline-level="4"><text:bookmark-start text:name="legislative-authority"/>Legislative Authority<text:bookmark-end text:name="legislative-authority"/></text:h>
      <text:p text:style-name="First_20_paragraph">The Regional Council has authority to:</text:p>
      <text:list text:style-name="L19">
        <text:list-item>
          <text:p text:style-name="P19">Pass laws and spending legislation within their jurisdiction</text:p>
        </text:list-item>
        <text:list-item>
          <text:p text:style-name="P19">Approve major appointments by the First Executive</text:p>
        </text:list-item>
        <text:list-item>
          <text:p text:style-name="P19">Conduct investigative hearings and compel witnesses</text:p>
        </text:list-item>
        <text:list-item>
          <text:p text:style-name="P19">Define representative districts (must be simple, not contorted)</text:p>
        </text:list-item>
        <text:list-item>
          <text:p text:style-name="P19">Impeach members of the Executive and Judicial branches for cause</text:p>
        </text:list-item>
        <text:list-item>
          <text:p text:style-name="P19">Charter organizations operating within the Region</text:p>
        </text:list-item>
      </text:list>
      <text:p text:style-name="First_20_paragraph">All laws must conform to the Rights of the People without exception. All meetings must be observed by Fair Witnesses or proceedings are null and void.</text:p>
      <text:p text:style-name="Pagebreak"/>
      <text:h text:style-name="Heading_20_2" text:outline-level="2"><text:bookmark-start text:name="judicial-branch"/>Judicial Branch<text:bookmark-end text:name="judicial-branch"/></text:h>
      <text:p text:style-name="First_20_paragraph">The Judicial Branch provides dispute resolution, rights protection, and justice through a multi-tiered court system. All judicial proceedings are public, observed by Fair Witnesses, and decided by citizen juries.</text:p>
      <text:h text:style-name="Heading_20_3" text:outline-level="3"><text:bookmark-start text:name="office-of-guarantor-of-rights"/>Office of Guarantor of Rights<text:bookmark-end text:name="office-of-guarantor-of-rights"/></text:h>
      <text:p text:style-name="First_20_paragraph">Investigates rights violations, presents cases to Warrant Jury, watches over Sheriff and Executive officials</text:p>
      <text:h text:style-name="Heading_20_4" text:outline-level="4"><text:bookmark-start text:name="guarantor-of-rights"/>Guarantor of Rights<text:bookmark-end text:name="guarantor-of-rights"/></text:h>
      <text:p text:style-name="First_20_paragraph">Investigates rights violations and serves as watchdog over Sheriff and Executive</text:p>
      <text:p text:style-name="Text_20_body"><text:span text:style-name="T1">Responsibilities:</text:span></text:p>
      <text:list text:style-name="L20">
        <text:list-item>
          <text:p text:style-name="P20"><text:span text:style-name="T1">Rights Investigation</text:span>: Investigate violations of Rights of the People</text:p>
        </text:list-item>
        <text:list-item>
          <text:p text:style-name="P20"><text:span text:style-name="T1">Warrant Presentation</text:span>: Present evidence to Warrant Jury when search, arrest, or court appearance is required</text:p>
        </text:list-item>
        <text:list-item>
          <text:p text:style-name="P20"><text:span text:style-name="T1">Executive Oversight</text:span>: Serve as watchdog of Sheriff and other Executive Branch officials for the People</text:p>
        </text:list-item>
        <text:list-item>
          <text:p text:style-name="P20"><text:span text:style-name="T1">Impeachment Evidence</text:span>: Present evidence for impeachment of officials to the legislative body</text:p>
        </text:list-item>
      </text:list>
      <text:p text:style-name="First_20_paragraph"><text:span text:style-name="T1">Rights Investigator</text:span>: Investigates complaints of rights violations and gathers evidence</text:p>
      <text:h text:style-name="Heading_20_3" text:outline-level="3"><text:bookmark-start text:name="office-of-facilitator-of-the-court"/>Office of Facilitator of the Court<text:bookmark-end text:name="office-of-facilitator-of-the-court"/></text:h>
      <text:p text:style-name="First_20_paragraph">Presides over Major and Minor Courts, manages court process, advises jury, ensures procedural fairness</text:p>
      <text:h text:style-name="Heading_20_4" text:outline-level="4"><text:bookmark-start text:name="facilitator-of-the-court-conductor"/>Facilitator of the Court (Conductor)<text:bookmark-end text:name="facilitator-of-the-court-conductor"/></text:h>
      <text:p text:style-name="First_20_paragraph">Presides over Major and Minor Courts, manages court process and advises jury</text:p>
      <text:p text:style-name="Text_20_body"><text:span text:style-name="T1">Responsibilities:</text:span></text:p>
      <text:list text:style-name="L21">
        <text:list-item>
          <text:p text:style-name="P21"><text:span text:style-name="T1">Court Presiding</text:span>: Preside over Minor and Major Court proceedings</text:p>
        </text:list-item>
        <text:list-item>
          <text:p text:style-name="P21"><text:span text:style-name="T1">Case Classification</text:span>: Determine in which type of court (Minor or Major) the case should be heard</text:p>
        </text:list-item>
        <text:list-item>
          <text:p text:style-name="P21"><text:span text:style-name="T1">Jury Advising</text:span>: Advise the jury, clarify issues, and answer their questions</text:p>
        </text:list-item>
        <text:list-item>
          <text:p text:style-name="P21"><text:span text:style-name="T1">Case Dismissal</text:span>: Dismiss a case if that is clearly the just course of action</text:p>
        </text:list-item>
        <text:list-item>
          <text:p text:style-name="P21"><text:span text:style-name="T1">Mistrial Declaration</text:span>: Abolish a Jury ruling or declare mistrial for cause and reschedule hearing</text:p>
        </text:list-item>
        <text:list-item>
          <text:p text:style-name="P21"><text:span text:style-name="T1">Misconduct Management</text:span>: Remove anyone, even a jury member, for misconduct</text:p>
        </text:list-item>
      </text:list>
      <text:p text:style-name="First_20_paragraph"><text:span text:style-name="T1">Court Administrator</text:span>: Manages court facilities, scheduling, jury coordination, and court staff</text:p>
      <text:h text:style-name="Heading_20_3" text:outline-level="3"><text:bookmark-start text:name="office-of-public-arbitrator"/>Office of Public Arbitrator<text:bookmark-end text:name="office-of-public-arbitrator"/></text:h>
      <text:p text:style-name="First_20_paragraph">Provides voluntary arbitration services for dispute resolution outside formal court system</text:p>
      <text:h text:style-name="Heading_20_4" text:outline-level="4"><text:bookmark-start text:name="public-arbitrator"/>Public Arbitrator<text:bookmark-end text:name="public-arbitrator"/></text:h>
      <text:p text:style-name="First_20_paragraph">Provides voluntary arbitration services for dispute resolution</text:p>
      <text:p text:style-name="Text_20_body"><text:span text:style-name="T1">Responsibilities:</text:span></text:p>
      <text:list text:style-name="L22">
        <text:list-item>
          <text:p text:style-name="P22"><text:span text:style-name="T1">Case Selection</text:span>: Choose to accept cases for arbitration hearings</text:p>
        </text:list-item>
        <text:list-item>
          <text:p text:style-name="P22"><text:span text:style-name="T1">Arbitration Hearing</text:span>: Conduct arbitration hearing and listen to all parties</text:p>
        </text:list-item>
        <text:list-item>
          <text:p text:style-name="P22"><text:span text:style-name="T1">Ruling Determination</text:span>: Determine a fair and just ruling after hearing the case</text:p>
        </text:list-item>
        <text:list-item>
          <text:p text:style-name="P22"><text:span text:style-name="T1">Order Maintenance</text:span>: Remove persons from hearing for misconduct</text:p>
        </text:list-item>
      </text:list>
      <text:h text:style-name="Heading_20_3" text:outline-level="3"><text:bookmark-start text:name="court-structure"/>Court Structure<text:bookmark-end text:name="court-structure"/></text:h>
      <text:p text:style-name="First_20_paragraph">The Judicial Branch operates three types of courts:</text:p>
      <text:list text:style-name="L23">
        <text:list-item>
          <text:p text:style-name="P23"><text:span text:style-name="T1">Minor Courts</text:span>: Handle petty criminal cases with 7-person juries (6-of-7 verdict required)</text:p>
        </text:list-item>
        <text:list-item>
          <text:p text:style-name="P23"><text:span text:style-name="T1">Major Courts</text:span>: Handle serious criminal cases with 14-person juries (12-of-14 verdict required)</text:p>
        </text:list-item>
        <text:list-item>
          <text:p text:style-name="P23"><text:span text:style-name="T1">Arbitration Courts</text:span>: Voluntary binding arbitration for civil disputes</text:p>
        </text:list-item>
      </text:list>
      <text:p text:style-name="First_20_paragraph">All courts require three Certified Fair Witnesses in attendance. Juries are selected from Citizens, and the Facilitator presides to ensure procedural fairness.</text:p>
      <text:p text:style-name="Pagebreak"/>
      <text:h text:style-name="Heading_20_2" text:outline-level="2"><text:bookmark-start text:name="the-fair-witness-branch"/>The Fair Witness Branch<text:bookmark-end text:name="the-fair-witness-branch"/></text:h>
      <text:p text:style-name="First_20_paragraph">The Fair Witness branch provides independent, objective observation and record-keeping for all Society operations. Inspired by Robert A. Heinlein’s “Stranger in a Strange Land”, this concept resolves a critical problem: those in power cannot be trusted to keep proper records on themselves. Fair Witnesses are trained to be impartial, non-biased witnesses with linguistic mastery and keen observation skills. Their independence ensures badly needed credibility, fairness, and openness.</text:p>
      <text:h text:style-name="Heading_20_3" text:outline-level="3"><text:bookmark-start text:name="purpose-and-independence"/>Purpose and Independence<text:bookmark-end text:name="purpose-and-independence"/></text:h>
      <text:p text:style-name="First_20_paragraph">Fair Witnesses resolve the problem of record-keeping through absolute independence. They are trained as impartial, non-biased witnesses with linguistic mastery and keen observation skills. Their role is strictly observational—they have no other authority. This is not a police role.</text:p>
      <text:p text:style-name="Text_20_body">It is a criminal act to influence a Fair Witness in any way that could compromise them. This would be a violation of Rights where the victim is the whole Society. Fair Witnesses are the only designated group with such protective status.</text:p>
      <text:h text:style-name="Heading_20_3" text:outline-level="3"><text:bookmark-start text:name="training-hierarchy"/>Training Hierarchy<text:bookmark-end text:name="training-hierarchy"/></text:h>
      <text:h text:style-name="Heading_20_4" text:outline-level="4"><text:bookmark-start text:name="fair-witness-trainee"/>Fair Witness Trainee<text:bookmark-end text:name="fair-witness-trainee"/></text:h>
      <text:p text:style-name="First_20_paragraph">Qualified person accepted into Fair Witness training program</text:p>
      <text:p text:style-name="Text_20_body">Qualified persons accepted into the program undergo 3-7 years of highly demanding training. Curriculum includes observation skills, memorization techniques, recall accuracy, documentation standards, linguistic mastery, and ethical conduct. Must pass all required coursework and testing. Graduates announced in public ceremony.</text:p>
      <text:h text:style-name="Heading_20_4" text:outline-level="4"><text:bookmark-start text:name="fair-witness-apprentice"/>Fair Witness Apprentice<text:bookmark-end text:name="fair-witness-apprentice"/></text:h>
      <text:p text:style-name="First_20_paragraph">Graduate of training program qualified to assist Certified Fair Witnesses</text:p>
      <text:p text:style-name="Text_20_body">Apprentices have completed schooling and testing but need real-world experience. Assigned to Certified Fair Witness mentor for duration and criteria set by Senior Fair Witness Panel. Not ready for independent assignment. Mentor reports to panel when ready for Certification. Certification announced in public ceremony.</text:p>
      <text:h text:style-name="Heading_20_4" text:outline-level="4"><text:bookmark-start text:name="certified-fair-witness"/>Certified Fair Witness<text:bookmark-end text:name="certified-fair-witness"/></text:h>
      <text:p text:style-name="First_20_paragraph">Certified observer qualified to record proceedings and maintain public records</text:p>
      <text:p text:style-name="Text_20_body">Full rights and privileges to assume role with trust of the People. May be assigned to independent duty with unrestricted access to Executive, Legislative, and Judicial branches. Creates and maintains records, meeting minutes, logs for all Citizens. Must wear badge/symbol/attire for open identification. Must remain sober and independent. Life appointment unless compromised, resigned, or retired.</text:p>
      <text:h text:style-name="Heading_20_4" text:outline-level="4"><text:bookmark-start text:name="senior-certified-fair-witness"/>Senior Certified Fair Witness<text:bookmark-end text:name="senior-certified-fair-witness"/></text:h>
      <text:p text:style-name="First_20_paragraph">Senior Fair Witness with extensive honorable service</text:p>
      <text:p text:style-name="Text_20_body">Eligible to serve on Fair Witness panels after specified years of CFW service. Retains CFW status. May be temporarily relieved for panel duties. Manages libraries and support staff. CFWs too demanding for managerial duties - SCFW handles administration. Hires and manages Citizen support staff who assist with day-to-day library tasks.</text:p>
      <text:h text:style-name="Heading_20_3" text:outline-level="3"><text:bookmark-start text:name="fair-witness-panels"/>Fair Witness Panels<text:bookmark-end text:name="fair-witness-panels"/></text:h>
      <text:p text:style-name="First_20_paragraph">Fair Witnesses are governed by a two-tiered panel system consistent with the Regional and World structure. These panels oversee administration of the branch, with full authority to de-certify, reprimand, or order additional training of Certified Fair Witnesses.</text:p>
      <text:h text:style-name="Heading_20_4" text:outline-level="4"><text:bookmark-start text:name="regional-fair-witness-council"/>Regional Fair Witness Council<text:bookmark-end text:name="regional-fair-witness-council"/></text:h>
      <text:p text:style-name="First_20_paragraph">Nine-member elected council managing Fair Witness operations, training, and certification in the Region</text:p>
      <text:p text:style-name="Text_20_body"><text:span text:style-name="T1">Regional Panel Structure</text:span>: Nine-member panel serving staggered 9-year terms with three members elected every three years. Only Senior Certified Fair Witnesses and Certified Fair Witnesses with 1+ year local service may vote. Panel members must have completed minimum three years as CFW. Responsible for administration, criteria implementation, performance reviews, and de-certification authority within the Region.</text:p>
      <text:h text:style-name="Heading_20_4" text:outline-level="4"><text:bookmark-start text:name="world-fair-witness-council"/>World Fair Witness Council<text:bookmark-end text:name="world-fair-witness-council"/></text:h>
      <text:p text:style-name="First_20_paragraph">Twenty-seven member council elected from Senior Certified Fair Witnesses for nine-year terms</text:p>
      <text:p text:style-name="Text_20_body"><text:span text:style-name="T1">World Panel Structure</text:span>: Nine Senior Certified Fair Witnesses serving staggered 9-year terms with three elected every three years. Only SCFW eligible to vote, preventing politicization. Panel sets criteria, training, testing, and performance standards for entire world. Selects panel leader each three-year cycle. Panel members may serve maximum 12 years.</text:p>
      <text:h text:style-name="Heading_20_3" text:outline-level="3"><text:bookmark-start text:name="fair-witness-responsibilities"/>Fair Witness Responsibilities<text:bookmark-end text:name="fair-witness-responsibilities"/></text:h>
      <text:p text:style-name="First_20_paragraph">Fair Witnesses serve as record keepers and librarians for all Society operations:</text:p>
      <text:list text:style-name="L24">
        <text:list-item>
          <text:p text:style-name="P24"><text:span text:style-name="T1">Unrestricted Access</text:span>: Fair Witnesses have unrestricted access to Executive, Legislative, and Judicial branch operations</text:p>
        </text:list-item>
        <text:list-item>
          <text:p text:style-name="P24"><text:span text:style-name="T1">Record Keeping</text:span>: Prepare and maintain meeting minutes, logs, and all manner of records</text:p>
        </text:list-item>
        <text:list-item>
          <text:p text:style-name="P24"><text:span text:style-name="T1">Library Management</text:span>: Create and maintain freely accessible libraries of records for all Citizens</text:p>
        </text:list-item>
        <text:list-item>
          <text:p text:style-name="P24"><text:span text:style-name="T1">Linguistic Mastery</text:span>: Must be fluent in all languages used in Society operations</text:p>
        </text:list-item>
        <text:list-item>
          <text:p text:style-name="P24"><text:span text:style-name="T1">Observation Only</text:span>: No other authority beyond observation and documentation</text:p>
        </text:list-item>
        <text:list-item>
          <text:p text:style-name="P24"><text:span text:style-name="T1">Identification</text:span>: Must wear visible badge, symbol, or attire to openly identify their presence</text:p>
        </text:list-item>
      </text:list>
      <text:h text:style-name="Heading_20_3" text:outline-level="3"><text:bookmark-start text:name="accountability-and-recall"/>Accountability and Recall<text:bookmark-end text:name="accountability-and-recall"/></text:h>
      <text:p text:style-name="First_20_paragraph">While Fair Witnesses hold life appointments, they can be removed for breach of trust through a careful process designed to prevent political abuse. A Citizen complaint must be endorsed by both a Regional Representative AND the Regional Executive, then approved by majority vote of the Regional Council. This same-tier requirement ensures Fair Witnesses cannot be removed for political reasons while maintaining accountability to the People.</text:p>
      <text:p text:style-name="Pagebreak"/>
      <text:h text:style-name="Heading_20_2" text:outline-level="2"><text:bookmark-start text:name="world-level-governance"/>World Level Governance<text:bookmark-end text:name="world-level-governance"/></text:h>
      <text:p text:style-name="First_20_paragraph">The World tier coordinates matters that span Regions, including planetary defense, inter-Regional disputes, world-wide infrastructure, and relations with other civilizations. The World level mirrors the Regional structure with Executive, Legislative, Judicial, Fair Witness, and Military branches.</text:p>
      <text:h text:style-name="Heading_20_3" text:outline-level="3"><text:bookmark-start text:name="world-executive-branch"/>World Executive Branch<text:bookmark-end text:name="world-executive-branch"/></text:h>
      <text:p text:style-name="First_20_paragraph">The World Executive administers planetary-scale services, infrastructure, and operations. It coordinates between Regions and manages relations with external parties.</text:p>
      <text:h text:style-name="Heading_20_4" text:outline-level="4"><text:bookmark-start text:name="world-executive-council"/>World Executive Council<text:bookmark-end text:name="world-executive-council"/></text:h>
      <text:p text:style-name="First_20_paragraph">Five-member council coordinating world-level executive functions with rotational leadership</text:p>
      <text:p text:style-name="Text_20_body"><text:span text:style-name="T1">Key Responsibilities:</text:span></text:p>
      <text:list text:style-name="L25">
        <text:list-item>
          <text:p text:style-name="P25">Sign or veto bills approved by World Legislature</text:p>
        </text:list-item>
        <text:list-item>
          <text:p text:style-name="P25">Appoint Senior Military Officer (pending Senate approval)</text:p>
        </text:list-item>
        <text:list-item>
          <text:p text:style-name="P25">Primary civilian oversight of the Military</text:p>
        </text:list-item>
        <text:list-item>
          <text:p text:style-name="P25">Coordinate world-wide infrastructure projects</text:p>
        </text:list-item>
        <text:list-item>
          <text:p text:style-name="P25">Space exploration and off-planet civilian operations</text:p>
        </text:list-item>
      </text:list>
      <text:h text:style-name="Heading_20_4" text:outline-level="4"><text:bookmark-start text:name="office-of-world-administrator"/>Office of World Administrator<text:bookmark-end text:name="office-of-world-administrator"/></text:h>
      <text:p text:style-name="First_20_paragraph">Coordinates standards, best practices, and inter-regional administrative matters</text:p>
      <text:h text:style-name="Heading_20_4" text:outline-level="4"><text:bookmark-start text:name="office-of-world-treasurer"/>Office of World Treasurer<text:bookmark-end text:name="office-of-world-treasurer"/></text:h>
      <text:p text:style-name="First_20_paragraph">Manages world currency, coordinates regional financial systems, oversees world budget</text:p>
      <text:h text:style-name="Heading_20_4" text:outline-level="4"><text:bookmark-start text:name="office-of-world-ambassador"/>Office of World Ambassador<text:bookmark-end text:name="office-of-world-ambassador"/></text:h>
      <text:p text:style-name="First_20_paragraph">Manages relations with external entities and coordinates inter-regional diplomatic efforts</text:p>
      <text:h text:style-name="Heading_20_4" text:outline-level="4"><text:bookmark-start text:name="office-of-world-sheriff"/>Office of World Sheriff<text:bookmark-end text:name="office-of-world-sheriff"/></text:h>
      <text:p text:style-name="First_20_paragraph">Coordinates inter-regional law enforcement, assists with crimes spanning multiple Regions</text:p>
      <text:h text:style-name="Heading_20_4" text:outline-level="4"><text:bookmark-start text:name="office-of-world-environmental-guardian"/>Office of World Environmental Guardian<text:bookmark-end text:name="office-of-world-environmental-guardian"/></text:h>
      <text:p text:style-name="First_20_paragraph">Coordinates world-wide environmental monitoring, sets world environmental standards</text:p>
      <text:h text:style-name="Heading_20_3" text:outline-level="3"><text:bookmark-start text:name="world-legislative-branch"/>World Legislative Branch<text:bookmark-end text:name="world-legislative-branch"/></text:h>
      <text:p text:style-name="First_20_paragraph">The World Legislature consists of two bodies: the Council of the Regions (similar to a Senate) representing Regional interests, and the World Council of the People providing direct representation.</text:p>
      <text:h text:style-name="Heading_20_4" text:outline-level="4"><text:bookmark-start text:name="council-of-the-regions"/>Council of the Regions<text:bookmark-end text:name="council-of-the-regions"/></text:h>
      <text:p text:style-name="First_20_paragraph">Legislative body with equal representation from each Region</text:p>
      <text:p text:style-name="Text_20_body"><text:span text:style-name="T1">Authority:</text:span></text:p>
      <text:list text:style-name="L26">
        <text:list-item>
          <text:p text:style-name="P26">Approve Senior Military Officer appointment</text:p>
        </text:list-item>
        <text:list-item>
          <text:p text:style-name="P26">Approve treaties before submission to Citizens for ratification</text:p>
        </text:list-item>
        <text:list-item>
          <text:p text:style-name="P26">Provide oversight of World Executive operations</text:p>
        </text:list-item>
      </text:list>
      <text:h text:style-name="Heading_20_4" text:outline-level="4"><text:bookmark-start text:name="world-council-of-the-people"/>World Council of the People<text:bookmark-end text:name="world-council-of-the-people"/></text:h>
      <text:p text:style-name="First_20_paragraph">Population-based legislative body representing all members of Terran Society</text:p>
      <text:p text:style-name="Text_20_body"><text:span text:style-name="T1">Legislative Authority:</text:span></text:p>
      <text:list text:style-name="L27">
        <text:list-item>
          <text:p text:style-name="P27">Military oversight and resource allocation</text:p>
        </text:list-item>
        <text:list-item>
          <text:p text:style-name="P27">World-wide standards (weights, measures, timekeeping)</text:p>
        </text:list-item>
        <text:list-item>
          <text:p text:style-name="P27">Laws of world commerce and infrastructure</text:p>
        </text:list-item>
        <text:list-item>
          <text:p text:style-name="P27">Charter organizations operating on planetary scale or in space</text:p>
        </text:list-item>
        <text:list-item>
          <text:p text:style-name="P27">Define structure and procedures of World institutions</text:p>
        </text:list-item>
      </text:list>
      <text:h text:style-name="Heading_20_3" text:outline-level="3"><text:bookmark-start text:name="world-judicial-system"/>World Judicial System<text:bookmark-end text:name="world-judicial-system"/></text:h>
      <text:p text:style-name="First_20_paragraph">The World Court operates differently from Regional courts. It handles disputes between Regions or between Terran Society and external parties. It is not a criminal court.</text:p>
      <text:p text:style-name="Text_20_body"><text:span text:style-name="T1">World Court Structure:</text:span></text:p>
      <text:list text:style-name="L28">
        <text:list-item>
          <text:p text:style-name="P28"><text:span text:style-name="T1">Conductor</text:span>: Elected by sitting Regional Facilitators, must have served at least one full term at Regional level</text:p>
        </text:list-item>
        <text:list-item>
          <text:p text:style-name="P28"><text:span text:style-name="T1">Jury</text:span>: 21 jurors selected from Citizens who served at least one term in World Legislature</text:p>
        </text:list-item>
        <text:list-item>
          <text:p text:style-name="P28"><text:span text:style-name="T1">Verdict</text:span>: Requires 19-of-21 majority vote</text:p>
        </text:list-item>
        <text:list-item>
          <text:p text:style-name="P28"><text:span text:style-name="T1">Fair Witnesses</text:span>: Three Certified Fair Witnesses required in attendance</text:p>
        </text:list-item>
        <text:list-item>
          <text:p text:style-name="P28"><text:span text:style-name="T1">Purpose</text:span>: Serious dispute resolution between Regions, or between Terran Society and outside parties (other civilizations, non-humans)</text:p>
        </text:list-item>
      </text:list>
      <text:p text:style-name="First_20_paragraph">The World Court’s decisions are binding on the parties. Treaty disputes may be resolved here, but any resulting treaty still requires ratification by vote of all Citizens.</text:p>
      <text:h text:style-name="Heading_20_3" text:outline-level="3"><text:bookmark-start text:name="world-fair-witness-branch"/>World Fair Witness Branch<text:bookmark-end text:name="world-fair-witness-branch"/></text:h>
      <text:p text:style-name="First_20_paragraph">The World Fair Witness Council operates at planetary scale, setting standards and criteria for all Fair Witness training, testing, and certification.</text:p>
      <text:p text:style-name="Text_20_body">Twenty-seven member council elected from Senior Certified Fair Witnesses for nine-year terms</text:p>
      <text:p text:style-name="Text_20_body">See the Fair Witness Branch chapter for details on the World Fair Witness Council structure and authority.</text:p>
      <text:h text:style-name="Heading_20_3" text:outline-level="3"><text:bookmark-start text:name="military-branch"/>Military Branch<text:bookmark-end text:name="military-branch"/></text:h>
      <text:p text:style-name="First_20_paragraph">The Military Branch exists solely at the World level and operates under strict civilian oversight. It is responsible for planetary defense and intelligence gathering.</text:p>
      <text:h text:style-name="Heading_20_4" text:outline-level="4"><text:bookmark-start text:name="world-defense-force"/>World Defense Force<text:bookmark-end text:name="world-defense-force"/></text:h>
      <text:p text:style-name="First_20_paragraph">Unified military organization for world defense with minimal active duty and large reserve force</text:p>
      <text:p text:style-name="Text_20_body"><text:span text:style-name="T1">Key Principles:</text:span></text:p>
      <text:list text:style-name="L29">
        <text:list-item>
          <text:p text:style-name="P29"><text:span text:style-name="T1">Civilian Oversight</text:span>: Senior Military Officer appointed by World Executive, approved by Senate</text:p>
        </text:list-item>
        <text:list-item>
          <text:p text:style-name="P29"><text:span text:style-name="T1">Unified Structure</text:span>: Single organization with departmentalized functions</text:p>
        </text:list-item>
        <text:list-item>
          <text:p text:style-name="P29"><text:span text:style-name="T1">Defensive Purpose</text:span>: Primary mission is planetary defense, not offensive operations</text:p>
        </text:list-item>
        <text:list-item>
          <text:p text:style-name="P29"><text:span text:style-name="T1">Limited Authority</text:span>: Cannot act without civilian authorization</text:p>
        </text:list-item>
        <text:list-item>
          <text:p text:style-name="P29"><text:span text:style-name="T1">Transparency</text:span>: Operations observed by Fair Witnesses where practical and appropriate</text:p>
        </text:list-item>
      </text:list>
      <text:h text:style-name="Heading_20_4" text:outline-level="4"><text:bookmark-start text:name="defense-force-intelligence"/>Defense Force Intelligence<text:bookmark-end text:name="defense-force-intelligence"/></text:h>
      <text:p text:style-name="First_20_paragraph">Intelligence collection and analysis for world defense, subject to oversight</text:p>
      <text:h text:style-name="Heading_20_4" text:outline-level="4"><text:bookmark-start text:name="defense-force-council"/>Defense Force Council<text:bookmark-end text:name="defense-force-council"/></text:h>
      <text:p text:style-name="First_20_paragraph">Nine-member council commanding the Defense Force with mixed civilian and military membership</text:p>
      <text:p text:style-name="Text_20_body"><text:span text:style-name="T1">Military Accountability:</text:span></text:p>
      <text:list text:style-name="L30">
        <text:list-item>
          <text:p text:style-name="P30">Resource allocation controlled by World Legislature</text:p>
        </text:list-item>
        <text:list-item>
          <text:p text:style-name="P30">Operations subject to World Executive approval</text:p>
        </text:list-item>
        <text:list-item>
          <text:p text:style-name="P30">Personnel bound by the Rights of the People</text:p>
        </text:list-item>
        <text:list-item>
          <text:p text:style-name="P30">Subject to impeachment and removal for violations</text:p>
        </text:list-item>
      </text:list>
      <text:p text:style-name="Pagebreak"/>
      <text:h text:style-name="Heading_20_2" text:outline-level="2"><text:bookmark-start text:name="processes-and-procedures"/>Processes and Procedures<text:bookmark-end text:name="processes-and-procedures"/></text:h>
      <text:p text:style-name="First_20_paragraph">Terran Society operates through clearly defined processes that ensure transparency, fairness, and accountability. These processes govern elections, judicial proceedings, and Fair Witness certification.</text:p>
      <text:h text:style-name="Heading_20_3" text:outline-level="3"><text:bookmark-start text:name="election-processes"/>Election Processes<text:bookmark-end text:name="election-processes"/></text:h>
      <text:h text:style-name="Heading_20_4" text:outline-level="4"><text:bookmark-start text:name="district-council-of-elders-election-process"/>District Council of Elders Election Process<text:bookmark-end text:name="district-council-of-elders-election-process"/></text:h>
      <text:p text:style-name="First_20_paragraph">Three-year election cycle with staggered terms. One-third of Elders up for election each year. Seven to nine Elders depending on District population. No term limits. Candidates must demonstrate compassion and love for children, preferably at least 55 years of age. Physical ballots verified by voters, counted publicly, retained for 10 years. No party affiliation required, no money in campaigns.</text:p>
      <text:h text:style-name="Heading_20_4" text:outline-level="4"><text:bookmark-start text:name="regional-council-representative-election"/>Regional Council Representative Election<text:bookmark-end text:name="regional-council-representative-election"/></text:h>
      <text:p text:style-name="First_20_paragraph">Each District elects one Representative to Regional Council of the People. Provides direct representation in Regional legislation. Elections managed by Administrator Department with transparent candidate disclosure, public forums for debate, physical ballots verified and counted publicly.</text:p>
      <text:h text:style-name="Heading_20_3" text:outline-level="3"><text:bookmark-start text:name="judicial-processes"/>Judicial Processes<text:bookmark-end text:name="judicial-processes"/></text:h>
      <text:h text:style-name="Heading_20_4" text:outline-level="4"><text:bookmark-start text:name="regional-minor-court-procedure"/>Regional Minor Court Procedure<text:bookmark-end text:name="regional-minor-court-procedure"/></text:h>
      <text:p text:style-name="First_20_paragraph">Handles petty criminal cases. Seven-person jury requires 6-of-7 verdict to resolve case. Facilitator of the Court (Conductor) presides, manages process, advises jury, ensures procedural fairness. Three Certified Fair Witnesses must be in attendance. Jury selected from Citizens.</text:p>
      <text:h text:style-name="Heading_20_4" text:outline-level="4"><text:bookmark-start text:name="regional-major-court-procedure"/>Regional Major Court Procedure<text:bookmark-end text:name="regional-major-court-procedure"/></text:h>
      <text:p text:style-name="First_20_paragraph">Handles serious criminal cases. Fourteen-person jury requires 12-of-14 verdict to resolve case. Facilitator of the Court presides. Three Certified Fair Witnesses required. More serious matters with higher threshold for conviction.</text:p>
      <text:h text:style-name="Heading_20_4" text:outline-level="4"><text:bookmark-start text:name="world-court-procedure"/>World Court Procedure<text:bookmark-end text:name="world-court-procedure"/></text:h>
      <text:p text:style-name="First_20_paragraph">Handles disputes between Regions or between World Society and outside parties. Twenty-one person jury requires 19-of-21 vote. Jury selected from Citizens who served at least one term in World Legislature. Three Certified Fair Witnesses required. Conductor elected by sitting Regional Conductors, must have served at least one full six-year term as Regional Conductor.</text:p>
      <text:h text:style-name="Heading_20_3" text:outline-level="3"><text:bookmark-start text:name="fair-witness-processes"/>Fair Witness Processes<text:bookmark-end text:name="fair-witness-processes"/></text:h>
      <text:h text:style-name="Heading_20_4" text:outline-level="4"><text:bookmark-start text:name="fair-witness-training-and-certification-process"/>Fair Witness Training and Certification Process<text:bookmark-end text:name="fair-witness-training-and-certification-process"/></text:h>
      <text:p text:style-name="First_20_paragraph">Phase 1: Trainee - Qualified applicants undergo 3-7 years training in observation, memorization, recall, documentation, linguistics, ethics. Graduate in public ceremony. Phase 2: Apprentice - Assigned to mentor for real-world experience, duration set by Senior Panel. Phase 3: Certification - Mentor reports readiness to panel, public certification ceremony grants full CFW status with unrestricted access and life appointment.</text:p>
      <text:h text:style-name="Heading_20_3" text:outline-level="3"><text:bookmark-start text:name="election-processes-1"/>Election Processes<text:bookmark-end text:name="election-processes-1"/></text:h>
      <text:h text:style-name="Heading_20_4" text:outline-level="4"><text:bookmark-start text:name="fair-witness-council-election-process"/>Fair Witness Council Election Process<text:bookmark-end text:name="fair-witness-council-election-process"/></text:h>
      <text:p text:style-name="First_20_paragraph">Regional: Nine members, staggered 9-year terms, three elected every three years. Only SCFW and CFW with 1+ year local service may vote. CFW with 3+ years may be nominated. World: Nine SCFW members, same term structure. Only SCFW may vote or be nominated. Prevents politicization. Panel selects leader every three years.</text:p>
      <text:h text:style-name="Heading_20_3" text:outline-level="3"><text:bookmark-start text:name="fair-witness-processes-1"/>Fair Witness Processes<text:bookmark-end text:name="fair-witness-processes-1"/></text:h>
      <text:h text:style-name="Heading_20_4" text:outline-level="4"><text:bookmark-start text:name="fair-witness-de-certification-process"/>Fair Witness De-certification Process<text:bookmark-end text:name="fair-witness-de-certification-process"/></text:h>
      <text:p text:style-name="First_20_paragraph">Citizen complaint of breach of trust submitted to Fair Witness Panel. If unresolved, requires endorsement by Regional Representative AND Regional Executive. Only with majority vote by Regional Council and First Executive signature can Fair Witness be stripped of status. Same-tier endorsement required to prevent political abuse. Life appointment otherwise.</text:p>
      <text:p text:style-name="Pagebreak"/>
      <text:h text:style-name="Heading_20_2" text:outline-level="2"><text:bookmark-start text:name="glossary"/>Glossary<text:bookmark-end text:name="glossary"/></text:h>
      <text:p text:style-name="First_20_paragraph"><text:span text:style-name="T1">Arbitration</text:span>: A method of dispute resolution where parties voluntarily agree to have an Arbitrator hear their case and make a binding decision.</text:p>
      <text:p text:style-name="Text_20_body"><text:span text:style-name="T1">Arbitrator</text:span>: An elected official who conducts arbitration hearings and issues binding rulings.</text:p>
      <text:p text:style-name="Text_20_body"><text:span text:style-name="T1">Certified Fair Witness</text:span>: Certified observer qualified to record proceedings and maintain public records</text:p>
      <text:p text:style-name="Text_20_body"><text:span text:style-name="T1">Chief Investigator</text:span>: Leads criminal investigations and forensic laboratory operations</text:p>
      <text:p text:style-name="Text_20_body"><text:span text:style-name="T1">Consular Officer</text:span>: Assists regional members traveling in other Regions</text:p>
      <text:p text:style-name="Text_20_body"><text:span text:style-name="T1">Cooperative</text:span>: An organization owned and controlled by its members or workers, operating for mutual benefit rather than profit.</text:p>
      <text:p text:style-name="Text_20_body"><text:span text:style-name="T1">Council Clerk</text:span>: Maintains Council records, manages documentation and legislative process</text:p>
      <text:p text:style-name="Text_20_body"><text:span text:style-name="T1">Council Speaker</text:span>: Presides over Council sessions, elected by Council members</text:p>
      <text:p text:style-name="Text_20_body"><text:span text:style-name="T1">Council of Elders</text:span>: Primary governance body at the District level, focused on family welfare, dispute resolution, and community cohesion</text:p>
      <text:p text:style-name="Text_20_body"><text:span text:style-name="T1">Council of the Regions</text:span>: Legislative body with equal representation from each Region</text:p>
      <text:p text:style-name="Text_20_body"><text:span text:style-name="T1">Court Administrator</text:span>: Manages court facilities, scheduling, jury coordination, and court staff</text:p>
      <text:p text:style-name="Text_20_body"><text:span text:style-name="T1">Defense Force Council</text:span>: Nine-member council commanding the Defense Force with mixed civilian and military membership</text:p>
      <text:p text:style-name="Text_20_body"><text:span text:style-name="T1">Defense Force Intelligence</text:span>: Intelligence collection and analysis for world defense, subject to oversight</text:p>
      <text:p text:style-name="Text_20_body"><text:span text:style-name="T1">Deputy Administrator</text:span>: Assists Administrator and may act in their absence</text:p>
      <text:p text:style-name="Text_20_body"><text:span text:style-name="T1">Deputy Ambassador</text:span>: Assists Ambassador in diplomatic and economic development functions</text:p>
      <text:p text:style-name="Text_20_body"><text:span text:style-name="T1">Deputy Environmental Guardian</text:span>: Assists Environmental Guardian in environmental operations</text:p>
      <text:p text:style-name="Text_20_body"><text:span text:style-name="T1">Deputy Sheriff</text:span>: Senior law enforcement officer assisting Sheriff in operations</text:p>
      <text:p text:style-name="Text_20_body"><text:span text:style-name="T1">Deputy Treasurer</text:span>: Assists Treasurer and manages specific financial departments</text:p>
      <text:p text:style-name="Text_20_body"><text:span text:style-name="T1">Director of Audits</text:span>: Conducts audits of regional management, businesses, and cooperatives</text:p>
      <text:p text:style-name="Text_20_body"><text:span text:style-name="T1">Director of Budget</text:span>: Prepares budget proposals and monitors budget execution</text:p>
      <text:p text:style-name="Text_20_body"><text:span text:style-name="T1">Director of Elections</text:span>: Manages clean, transparent election process including public forums for debate</text:p>
      <text:p text:style-name="Text_20_body"><text:span text:style-name="T1">Director of Environmental Monitoring</text:span>: Oversees pollution testing and environmental damage assessment</text:p>
      <text:p text:style-name="Text_20_body"><text:span text:style-name="T1">Director of Infrastructure</text:span>: Oversees communications, networking, and infrastructure systems</text:p>
      <text:p text:style-name="Text_20_body"><text:span text:style-name="T1">Director of Public Services</text:span>: Coordinates creation and oversight of Public Service Cooperatives</text:p>
      <text:p text:style-name="Text_20_body"><text:span text:style-name="T1">Director of Restoration</text:span>: Plans and implements ecosystem restoration projects</text:p>
      <text:p text:style-name="Text_20_body"><text:span text:style-name="T1">District</text:span>: The smallest tier of Terran Society, typically 5,000 to 21,000 people, governed by a Council of Elders.</text:p>
      <text:p text:style-name="Text_20_body"><text:span text:style-name="T1">Economic Development Director</text:span>: Promotes commerce, trade, and economic opportunities for the Region</text:p>
      <text:p text:style-name="Text_20_body"><text:span text:style-name="T1">Elder</text:span>: Member of the District Council of Elders serving the community</text:p>
      <text:p text:style-name="Text_20_body"><text:span text:style-name="T1">Elder Council Chair</text:span>: Coordinates Council meetings and agenda, elected by fellow Elders</text:p>
      <text:p text:style-name="Text_20_body"><text:span text:style-name="T1">Facilitator of the Court</text:span>: Presides over Major and Minor Courts, manages court process and advises jury</text:p>
      <text:p text:style-name="Text_20_body"><text:span text:style-name="T1">Fair Witness</text:span>: An independent, certified observer who records Society proceedings objectively.</text:p>
      <text:p text:style-name="Text_20_body"><text:span text:style-name="T1">Fair Witness Apprentice</text:span>: Graduate of training program qualified to assist Certified Fair Witnesses</text:p>
      <text:p text:style-name="Text_20_body"><text:span text:style-name="T1">Fair Witness Trainee</text:span>: Qualified person accepted into Fair Witness training program</text:p>
      <text:p text:style-name="Text_20_body"><text:span text:style-name="T1">Fair Witness Training Academy</text:span>: Rigorous training program for observation skills, memorization, recall, documentation, and ethical standards</text:p>
      <text:p text:style-name="Text_20_body"><text:span text:style-name="T1">Guarantor of Rights</text:span>: Investigates rights violations and serves as watchdog over Sheriff and Executive</text:p>
      <text:p text:style-name="Text_20_body"><text:span text:style-name="T1">Jury</text:span>: A group of citizens who decide the outcome of court cases.</text:p>
      <text:p text:style-name="Text_20_body"><text:span text:style-name="T1">Marshal</text:span>: Field law enforcement officer trained in non-lethal force and investigation</text:p>
      <text:p text:style-name="Text_20_body"><text:span text:style-name="T1">Office of Facilitator of the Court</text:span>: Presides over Major and Minor Courts, manages court process, advises jury, ensures procedural fairness</text:p>
      <text:p text:style-name="Text_20_body"><text:span text:style-name="T1">Office of Guarantor of Rights</text:span>: Investigates rights violations, presents cases to Warrant Jury, watches over Sheriff and Executive officials</text:p>
      <text:p text:style-name="Text_20_body"><text:span text:style-name="T1">Office of Public Arbitrator</text:span>: Provides voluntary arbitration services for dispute resolution outside formal court system</text:p>
      <text:p text:style-name="Text_20_body"><text:span text:style-name="T1">Office of Regional Administrator</text:span>: Manages Regional operations, facilities, staffing, elections, and public service infrastructure</text:p>
      <text:p text:style-name="Text_20_body"><text:span text:style-name="T1">Office of Regional Ambassador</text:span>: Promotes commerce, tourism, economic development, and assists regional members traveling in other Regions</text:p>
      <text:p text:style-name="Text_20_body"><text:span text:style-name="T1">Office of Regional Environmental Guardian</text:span>: Environmental protection, pollution monitoring, ecosystem restoration, and enforcement of environmental standards</text:p>
      <text:p text:style-name="Text_20_body"><text:span text:style-name="T1">Office of Regional Sheriff</text:span>: Protects Rights of the People, conducts investigations, maintains public safety, and emergency response</text:p>
      <text:p text:style-name="Text_20_body"><text:span text:style-name="T1">Office of Regional Treasurer</text:span>: Manages regional budget, taxation, benefits accounts, audits, and financial oversight</text:p>
      <text:p text:style-name="Text_20_body"><text:span text:style-name="T1">Office of World Administrator</text:span>: Coordinates standards, best practices, and inter-regional administrative matters</text:p>
      <text:p text:style-name="Text_20_body"><text:span text:style-name="T1">Office of World Ambassador</text:span>: Manages relations with external entities and coordinates inter-regional diplomatic efforts</text:p>
      <text:p text:style-name="Text_20_body"><text:span text:style-name="T1">Office of World Environmental Guardian</text:span>: Coordinates world-wide environmental monitoring, sets world environmental standards</text:p>
      <text:p text:style-name="Text_20_body"><text:span text:style-name="T1">Office of World Sheriff</text:span>: Coordinates inter-regional law enforcement, assists with crimes spanning multiple Regions</text:p>
      <text:p text:style-name="Text_20_body"><text:span text:style-name="T1">Office of World Treasurer</text:span>: Manages world currency, coordinates regional financial systems, oversees world budget</text:p>
      <text:p text:style-name="Text_20_body"><text:span text:style-name="T1">Public Arbitrator</text:span>: Provides voluntary arbitration services for dispute resolution</text:p>
      <text:p text:style-name="Text_20_body"><text:span text:style-name="T1">Public Service Cooperative</text:span>: A chartered organization that provides public services like utilities, transit, or ports.</text:p>
      <text:p text:style-name="Text_20_body"><text:span text:style-name="T1">Region</text:span>: The primary governance tier, with complete executive, legislative, judicial, and Fair Witness branches. Maximum population 20-25 million.</text:p>
      <text:p text:style-name="Text_20_body"><text:span text:style-name="T1">Regional Administrator</text:span>: Chief administrative officer managing Regional operations and infrastructure</text:p>
      <text:p text:style-name="Text_20_body"><text:span text:style-name="T1">Regional Ambassador</text:span>: Chief diplomatic officer promoting commerce, tourism, and regional interests</text:p>
      <text:p text:style-name="Text_20_body"><text:span text:style-name="T1">Regional Arbitration Court</text:span>: Voluntary dispute resolution forum with binding arbitration</text:p>
      <text:p text:style-name="Text_20_body"><text:span text:style-name="T1">Regional Council of the People</text:span>: Representative legislative body with one seat per District, passes laws, approves budgets, charters cooperatives</text:p>
      <text:p text:style-name="Text_20_body"><text:span text:style-name="T1">Regional Environmental Guardian</text:span>: Chief environmental officer for regional environmental protection and restoration</text:p>
      <text:p text:style-name="Text_20_body"><text:span text:style-name="T1">Regional Executive Council</text:span>: Coordinating body of the five executive departments, sharing leadership on a rotational basis</text:p>
      <text:p text:style-name="Text_20_body"><text:span text:style-name="T1">Regional Fair Witness Council</text:span>: Nine-member elected council managing Fair Witness operations, training, and certification in the Region</text:p>
      <text:p text:style-name="Text_20_body"><text:span text:style-name="T1">Regional Fair Witness Councilor</text:span>: Elected member of nine-person Regional Fair Witness Council</text:p>
      <text:p text:style-name="Text_20_body"><text:span text:style-name="T1">Regional Major Court</text:span>: Handles serious criminal cases with 14-person jury (12-of-14 verdict required)</text:p>
      <text:p text:style-name="Text_20_body"><text:span text:style-name="T1">Regional Minor Court</text:span>: Handles petty criminal cases with 7-person jury (6-of-7 verdict required)</text:p>
      <text:p text:style-name="Text_20_body"><text:span text:style-name="T1">Regional Sheriff</text:span>: Chief law enforcement officer responsible for protecting Rights of the People</text:p>
      <text:p text:style-name="Text_20_body"><text:span text:style-name="T1">Regional Treasurer</text:span>: Chief financial officer managing regional budget, taxation, and financial oversight</text:p>
      <text:p text:style-name="Text_20_body"><text:span text:style-name="T1">Representative</text:span>: Elected representative from a District to the Regional Council of the People</text:p>
      <text:p text:style-name="Text_20_body"><text:span text:style-name="T1">Rights Investigator</text:span>: Investigates complaints of rights violations and gathers evidence</text:p>
      <text:p text:style-name="Text_20_body"><text:span text:style-name="T1">Senior Certified Fair Witness</text:span>: Senior Fair Witness with extensive honorable service</text:p>
      <text:p text:style-name="Text_20_body"><text:span text:style-name="T1">Training Director</text:span>: Oversees Fair Witness training academy and certification process</text:p>
      <text:p text:style-name="Text_20_body"><text:span text:style-name="T1">World</text:span>: The planetary tier coordinating matters that span regions.</text:p>
      <text:p text:style-name="Text_20_body"><text:span text:style-name="T1">World Council of the People</text:span>: Population-based legislative body representing all members of Terran Society</text:p>
      <text:p text:style-name="Text_20_body"><text:span text:style-name="T1">World Defense Force</text:span>: Unified military organization for world defense with minimal active duty and large reserve force</text:p>
      <text:p text:style-name="Text_20_body"><text:span text:style-name="T1">World Executive Council</text:span>: Five-member council coordinating world-level executive functions with rotational leadership</text:p>
      <text:p text:style-name="Text_20_body"><text:span text:style-name="T1">World Fair Witness Council</text:span>: Twenty-seven member council elected from Senior Certified Fair Witnesses for nine-year terms</text:p>
    </office:text>
  </office:body>
</office:document-content>
</file>

<file path=styles.xml><?xml version="1.0" encoding="utf-8"?>
<office:document-styles xmlns:fo="urn:oasis:names:tc:opendocument:xmlns:xsl-fo-compatible:1.0" xmlns:ns2="urn:oasis:names:tc:opendocument:xmlns:svg-compatible:1.0" xmlns:ns4="urn:oasis:names:tc:opendocument:xmlns:drawing:1.0" xmlns:ns5="urn:oasis:names:tc:opendocument:xmlns:table:1.0" xmlns:office="urn:oasis:names:tc:opendocument:xmlns:office:1.0" xmlns:style="urn:oasis:names:tc:opendocument:xmlns:style:1.0" xmlns:text="urn:oasis:names:tc:opendocument:xmlns:text:1.0" office:version="1.3">
  <office:font-face-decls>
    <style:font-face style:name="StarSymbol" ns2:font-family="StarSymbol"/>
    <style:font-face style:name="Tahoma1" ns2:font-family="Tahoma"/>
    <style:font-face style:name="Courier New" ns2:font-family="'Courier New'" style:font-family-generic="modern" style:font-pitch="fixed"/>
    <style:font-face style:name="Times New Roman" ns2:font-family="'Times New Roman'" style:font-family-generic="roman" style:font-pitch="variable"/>
    <style:font-face style:name="Arial" ns2:font-family="Arial" style:font-family-generic="swiss" style:font-pitch="variable"/>
    <style:font-face style:name="Lucida Sans Unicode" ns2:font-family="'Lucida Sans Unicode'" style:font-family-generic="system" style:font-pitch="variable"/>
    <style:font-face style:name="Tahoma" ns2:font-family="Tahoma" style:font-family-generic="system" style:font-pitch="variable"/>
  </office:font-face-decls>
  <office:styles>
    <style:default-style style:family="graphic">
      <style:graphic-properties fo:wrap-option="wrap" ns4:shadow-offset-x="0.1181in" ns4:shadow-offset-y="0.1181in" ns4:start-line-spacing-horizontal="0.1114in" ns4:start-line-spacing-vertical="0.1114in" ns4:end-line-spacing-horizontal="0.1114in" ns4: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ns5:border-model="collapsing"/>
    </style:default-style>
    <style:default-style style:family="table-row">
      <style:table-row-properties fo:keep-together="auto"/>
    </style:default-style>
    <style:style style:name="Standard" style:family="paragraph" style:class="text"/>
    <style:style style:name="Pagebreak" style:family="paragraph" style:parent-style-name="Standard">
      <style:paragraph-properties fo:break-after="pag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text:span>Terran Society: A New Social Contract</text:span></text:p>
      </style:header>
      <style:footer>
        <text:p text:style-name="Footer"><text:page-number text:select-page="current">1</text:page-number><text:span> — Draft v1.0 — 202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Terran Society: A New Social Contract</dc:title>
    <dc:description/>
    <dc:subject/>
    <meta:keyword/>
    <meta:initial-creator>Angelo Patrick Arteman</meta:initial-creator>
    <dc:creator>Angelo Patrick Arteman</dc:creator>
    <meta:creation-date>2025-12-28T17:10:18Z</meta:creation-date>
    <dc:date>2025-12-28T17:10:18Z</dc:date>
    <meta:user-defined meta:name="date" meta:value-type="string">2025-12-28</meta:user-defined>
    <meta:user-defined meta:name="version" meta:value-type="string">0.1</meta:user-defined>
  </office:meta>
</office:document-meta>
</file>